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2">
      <style:paragraph-properties fo:margin-top="0cm" fo:margin-bottom="0cm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afik1" text:anchor-type="as-char" svg:width="9.049cm" svg:height="7.673cm" draw:z-index="81"><draw:image xlink:href="http://me-lrt.de/img/srt-01-01-system-masse-feder-dampfer.png" xlink:type="simple" xlink:show="embed" xlink:actuate="onLoad"/></draw:frame></text:p>
      <text:p text:style-name="Text_20_body">Gesucht werden Amplitude und Phasenlage der Bewegung <draw:frame draw:style-name="fr1" draw:name="Grafik2" text:anchor-type="as-char" svg:width="0.265cm" svg:height="0.212cm" draw:z-index="0"><draw:image xlink:href="http://me-lrt.de/wp-content/ql-cache/quicklatex.com-1b9fbfb207b6d17d74b33c6d8342a1a4_l3.png" xlink:type="simple" xlink:show="embed" xlink:actuate="onLoad"/><svg:title>x</svg:title></draw:frame> im eingeschwungenen Zustand.</text:p>
      <text:p text:style-name="Text_20_body">Charakterisierung der Elemente:</text:p>
      <text:p text:style-name="Text_20_body"><text:span text:style-name="Strong_20_Emphasis">Feder</text:span>: Kraft proportional zum Weg: <draw:frame draw:style-name="fr1" draw:name="Grafik3" text:anchor-type="as-char" svg:width="1.64cm" svg:height="0.476cm" draw:z-index="1"><draw:image xlink:href="http://me-lrt.de/wp-content/ql-cache/quicklatex.com-09d76860a7b0946654d5983c3ff2cf33_l3.png" xlink:type="simple" xlink:show="embed" xlink:actuate="onLoad"/><svg:title>{F_f} = cx</svg:title></draw:frame><text:line-break/><text:span text:style-name="Strong_20_Emphasis">Dämpfer</text:span>: Kraft proportional zur Geschwindigkeit: <draw:frame draw:style-name="fr1" draw:name="Grafik4" text:anchor-type="as-char" svg:width="1.64cm" svg:height="0.423cm" draw:z-index="2"><draw:image xlink:href="http://me-lrt.de/wp-content/ql-cache/quicklatex.com-a213183994e67a590793899376a10128_l3.png" xlink:type="simple" xlink:show="embed" xlink:actuate="onLoad"/><svg:title>{F_d} = d\dot x</svg:title></draw:frame><text:line-break/><text:span text:style-name="Strong_20_Emphasis">Masse</text:span>: Kraft proportional zur Beschleunigung: <draw:frame draw:style-name="fr1" draw:name="Grafik5" text:anchor-type="as-char" svg:width="1.958cm" svg:height="0.397cm" draw:z-index="3"><draw:image xlink:href="http://me-lrt.de/wp-content/ql-cache/quicklatex.com-f00d05a066c56bfb09da77ef99f3e27b_l3.png" xlink:type="simple" xlink:show="embed" xlink:actuate="onLoad"/><svg:title>{F_m} = m\ddot x</svg:title></draw:frame></text:p>
      <text:list xml:id="list556632039952696439" text:style-name="L1">
        <text:list-item>
          <text:p text:style-name="P3">Stellen Sie die Differentialgleichungen für die drei Systeme auf </text:p>
        </text:list-item>
        <text:list-item>
          <text:p text:style-name="P3">Lösen Sie die Differentialgleichungen mit dem Ansatz <draw:frame draw:style-name="fr1" draw:name="Grafik6" text:anchor-type="as-char" svg:width="4.286cm" svg:height="0.476cm" draw:z-index="4"><draw:image xlink:href="http://me-lrt.de/wp-content/ql-cache/quicklatex.com-c6303fa354c1dd86cd950b05c8aba776_l3.png" xlink:type="simple" xlink:show="embed" xlink:actuate="onLoad"/><svg:title>x\left( t \right) = A\sin \left( {\omega t+\varphi } \right)</svg:title></draw:frame> und anschließendem Koeffizientenvergleich </text:p>
        </text:list-item>
        <text:list-item>
          <text:p text:style-name="P3">Diskutieren Sie die Amplitude <draw:frame draw:style-name="fr1" draw:name="Grafik7" text:anchor-type="as-char" svg:width="0.344cm" svg:height="0.318cm" draw:z-index="5"><draw:image xlink:href="http://me-lrt.de/wp-content/ql-cache/quicklatex.com-783721c5f28851887dd4199f225c37be_l3.png" xlink:type="simple" xlink:show="embed" xlink:actuate="onLoad"/><svg:title>A</svg:title></draw:frame> und die Phasenverschiebung <draw:frame draw:style-name="fr1" draw:name="Grafik8" text:anchor-type="as-char" svg:width="0.291cm" svg:height="0.318cm" draw:z-index="6"><draw:image xlink:href="http://me-lrt.de/wp-content/ql-cache/quicklatex.com-8e03817d2213174cd4d58db2c945faa0_l3.png" xlink:type="simple" xlink:show="embed" xlink:actuate="onLoad"/><svg:title>\varphi</svg:title></draw:frame> in Abhängigkeit von der Erregerfrequenz <draw:frame draw:style-name="fr1" draw:name="Grafik9" text:anchor-type="as-char" svg:width="0.291cm" svg:height="0.212cm" draw:z-index="7"><draw:image xlink:href="http://me-lrt.de/wp-content/ql-cache/quicklatex.com-11ccf66e35a6ad701edfee2663acb536_l3.png" xlink:type="simple" xlink:show="embed" xlink:actuate="onLoad"/><svg:title>\omega</svg:title></draw:frame> mit <draw:frame draw:style-name="fr1" draw:name="Grafik10" text:anchor-type="as-char" svg:width="2.249cm" svg:height="0.397cm" draw:z-index="8"><draw:image xlink:href="http://me-lrt.de/wp-content/ql-cache/quicklatex.com-61766e59e5e1684d1b1587e0215c5675_l3.png" xlink:type="simple" xlink:show="embed" xlink:actuate="onLoad"/><svg:title>0 \leq \omega &lt; \infty</svg:title></draw:frame> (Grenzfälle: <draw:frame draw:style-name="fr1" draw:name="Grafik11" text:anchor-type="as-char" svg:width="3.572cm" svg:height="0.423cm" draw:z-index="9"><draw:image xlink:href="http://me-lrt.de/wp-content/ql-cache/quicklatex.com-f550e7b2a454c0990d683e1a55695c5b_l3.png" xlink:type="simple" xlink:show="embed" xlink:actuate="onLoad"/><svg:title>\omega \to 0,\quad \omega \to \infty ,\quad</svg:title></draw:frame>Eigenfrequenz <draw:frame draw:style-name="fr1" draw:name="Grafik12" text:anchor-type="as-char" svg:width="2.037cm" svg:height="0.582cm" draw:z-index="10"><draw:image xlink:href="http://me-lrt.de/wp-content/ql-cache/quicklatex.com-3ef533c40ebf08267cb67c43443e755f_l3.png" xlink:type="simple" xlink:show="embed" xlink:actuate="onLoad"/><svg:title>{\omega _0} = \sqrt {\frac{c}{m}}</svg:title></draw:frame> des ungedämpften Systems) </text:p>
        </text:list-item>
        <text:list-item>
          <text:p text:style-name="P3">Für welche Anregungsfrequenz <draw:frame draw:style-name="fr1" draw:name="Grafik13" text:anchor-type="as-char" svg:width="1.72cm" svg:height="0.291cm" draw:z-index="11"><draw:image xlink:href="http://me-lrt.de/wp-content/ql-cache/quicklatex.com-95166f595b2fef6c13600dc74520edb8_l3.png" xlink:type="simple" xlink:show="embed" xlink:actuate="onLoad"/><svg:title>\omega = {\omega _{res}}</svg:title></draw:frame> hat die Amplitude <draw:frame draw:style-name="fr1" draw:name="Grafik14" text:anchor-type="as-char" svg:width="0.344cm" svg:height="0.318cm" draw:z-index="12"><draw:image xlink:href="http://me-lrt.de/wp-content/ql-cache/quicklatex.com-783721c5f28851887dd4199f225c37be_l3.png" xlink:type="simple" xlink:show="embed" xlink:actuate="onLoad"/><svg:title>A</svg:title></draw:frame> ihr Maximum? </text:p>
        </text:list-item>
        <text:list-item>
          <text:p text:style-name="P1">Stellen Sie die Werte für Amplitude und Phase für die Fälle <draw:frame draw:style-name="fr1" draw:name="Grafik15" text:anchor-type="as-char" svg:width="5.768cm" svg:height="0.423cm" draw:z-index="13"><draw:image xlink:href="http://me-lrt.de/wp-content/ql-cache/quicklatex.com-69346a7cd569863959b46650d987d36f_l3.png" xlink:type="simple" xlink:show="embed" xlink:actuate="onLoad"/><svg:title>\omega \to 0,\quad \omega = {\omega _0},\quad \omega = {\omega _{res}}</svg:title></draw:frame> und <draw:frame draw:style-name="fr1" draw:name="Grafik16" text:anchor-type="as-char" svg:width="1.482cm" svg:height="0.291cm" draw:z-index="14"><draw:image xlink:href="http://me-lrt.de/wp-content/ql-cache/quicklatex.com-badfbf851420235ab618ab2d6062a182_l3.png" xlink:type="simple" xlink:show="embed" xlink:actuate="onLoad"/><svg:title>\omega \to \infty</svg:title></draw:frame> in einer Tabelle dar. Skizzieren Sie anhand der Tabelle die Amplituden- und Phasenverläufe der Systeme </text:p>
        </text:list-item>
      </text:list>
      <text:h text:style-name="Heading_20_2" text:outline-level="2">Lösung</text:h>
      <text:h text:style-name="Heading_20_3" text:outline-level="3">a )</text:h>
      <text:p text:style-name="Text_20_body">System alpha:</text:p>
      <text:p text:style-name="Text_20_body"><draw:frame draw:style-name="fr1" draw:name="Grafik17" text:anchor-type="as-char" svg:width="10.927cm" svg:height="4.868cm" draw:z-index="15"><draw:image xlink:href="http://me-lrt.de/img/srt-01-02-freischneiden-system-masse-feder-dampfer.png" xlink:type="simple" xlink:show="embed" xlink:actuate="onLoad"/><svg:title>freischneiden-system-masse-feder-dampfer</svg:title></draw:frame></text:p>
      <text:p text:style-name="Text_20_body">Die wirkenden Kräfte sind:</text:p>
      <text:p text:style-name="Text_20_body"><text:soft-page-break/><draw:frame draw:style-name="fr1" draw:name="Grafik18" text:anchor-type="as-char" svg:width="5.186cm" svg:height="0.529cm" draw:z-index="16"><draw:image xlink:href="http://me-lrt.de/wp-content/ql-cache/quicklatex.com-3dd0527e4216f34871134a54dfbe22c5_l3.png" xlink:type="simple" xlink:show="embed" xlink:actuate="onLoad"/><svg:title>{F_d} = d\dot x,\quad {F_f} = c\left( {y-x} \right)</svg:title></draw:frame></text:p>
      <text:p text:style-name="Text_20_body"><draw:frame draw:style-name="fr1" draw:name="Grafik19" text:anchor-type="as-char" svg:width="2.884cm" svg:height="0.476cm" draw:z-index="17"><draw:image xlink:href="http://me-lrt.de/wp-content/ql-cache/quicklatex.com-f55eb1b09406c016c019b779c6b41c47_l3.png" xlink:type="simple" xlink:show="embed" xlink:actuate="onLoad"/><svg:title>{F_m} = {F_f}-{F_d}</svg:title></draw:frame></text:p>
      <text:p text:style-name="Text_20_body"><draw:frame draw:style-name="fr1" draw:name="Grafik20" text:anchor-type="as-char" svg:width="4.128cm" svg:height="0.476cm" draw:z-index="18"><draw:image xlink:href="http://me-lrt.de/wp-content/ql-cache/quicklatex.com-2c828280843e39dafbf416100b04882c_l3.png" xlink:type="simple" xlink:show="embed" xlink:actuate="onLoad"/><svg:title>m\ddot x = c\left( {y-x} \right)-d\dot x</svg:title></draw:frame></text:p>
      <text:p text:style-name="Text_20_body"><draw:frame draw:style-name="fr1" draw:name="Grafik21" text:anchor-type="as-char" svg:width="3.889cm" svg:height="0.45cm" draw:z-index="19"><draw:image xlink:href="http://me-lrt.de/wp-content/ql-cache/quicklatex.com-5af1d2c2480dfbb02845ad3b53b0879e_l3.png" xlink:type="simple" xlink:show="embed" xlink:actuate="onLoad"/><svg:title>m\ddot x+d\dot x+cx = cy</svg:title></draw:frame></text:p>
      <text:p text:style-name="Text_20_body">System beta:</text:p>
      <text:p text:style-name="Text_20_body"><draw:frame draw:style-name="fr1" draw:name="Grafik22" text:anchor-type="as-char" svg:width="4.657cm" svg:height="3.36cm" draw:z-index="20"><draw:image xlink:href="http://me-lrt.de/img/srt-01-03-freischneiden-system-masse-feder-dampfer.png" xlink:type="simple" xlink:show="embed" xlink:actuate="onLoad"/><svg:title>freischneiden-system-masse-feder-dampfer</svg:title></draw:frame></text:p>
      <text:p text:style-name="Text_20_body">Die wirkenden Kräfte sind:</text:p>
      <text:p text:style-name="Text_20_body"><draw:frame draw:style-name="fr1" draw:name="Grafik23" text:anchor-type="as-char" svg:width="5.186cm" svg:height="0.529cm" draw:z-index="21"><draw:image xlink:href="http://me-lrt.de/wp-content/ql-cache/quicklatex.com-1884d38ba7652cee586a22ae74e46e5b_l3.png" xlink:type="simple" xlink:show="embed" xlink:actuate="onLoad"/><svg:title>{F_f} = cx,\quad {F_d} = d\left( {\dot y-\dot x} \right)</svg:title></draw:frame></text:p>
      <text:p text:style-name="Text_20_body"><draw:frame draw:style-name="fr1" draw:name="Grafik24" text:anchor-type="as-char" svg:width="2.858cm" svg:height="0.476cm" draw:z-index="22"><draw:image xlink:href="http://me-lrt.de/wp-content/ql-cache/quicklatex.com-ff165268e5e169eb0b34dbcd37bcb1ae_l3.png" xlink:type="simple" xlink:show="embed" xlink:actuate="onLoad"/><svg:title>{F_m} = {F_d}-{F_f}</svg:title></draw:frame></text:p>
      <text:p text:style-name="Text_20_body"><draw:frame draw:style-name="fr1" draw:name="Grafik25" text:anchor-type="as-char" svg:width="3.942cm" svg:height="0.45cm" draw:z-index="23"><draw:image xlink:href="http://me-lrt.de/wp-content/ql-cache/quicklatex.com-d6b97356b6d225bf47b65af3227c39fd_l3.png" xlink:type="simple" xlink:show="embed" xlink:actuate="onLoad"/><svg:title>m\ddot x = d\dot y-d\dot x-cx</svg:title></draw:frame></text:p>
      <text:p text:style-name="Text_20_body"><draw:frame draw:style-name="fr1" draw:name="Grafik26" text:anchor-type="as-char" svg:width="3.916cm" svg:height="0.45cm" draw:z-index="24"><draw:image xlink:href="http://me-lrt.de/wp-content/ql-cache/quicklatex.com-451ddda3673cb9432f6770665ed9699a_l3.png" xlink:type="simple" xlink:show="embed" xlink:actuate="onLoad"/><svg:title>m\ddot x+d\dot x+cx = d\dot y</svg:title></draw:frame></text:p>
      <text:p text:style-name="Text_20_body">System gamma:</text:p>
      <text:p text:style-name="Text_20_body"><draw:frame draw:style-name="fr1" draw:name="Grafik27" text:anchor-type="as-char" svg:width="5.212cm" svg:height="3.493cm" draw:z-index="25"><draw:image xlink:href="http://me-lrt.de/img/srt-01-04-freischneiden-system-masse-feder-dampfer.png" xlink:type="simple" xlink:show="embed" xlink:actuate="onLoad"/><svg:title>freischneiden-system-masse-feder-dampfer</svg:title></draw:frame></text:p>
      <text:p text:style-name="Text_20_body">Die wirkenden Kräfte sind:</text:p>
      <text:p text:style-name="Text_20_body"><draw:frame draw:style-name="fr1" draw:name="Grafik28" text:anchor-type="as-char" svg:width="1.64cm" svg:height="0.423cm" draw:z-index="26"><draw:image xlink:href="http://me-lrt.de/wp-content/ql-cache/quicklatex.com-a213183994e67a590793899376a10128_l3.png" xlink:type="simple" xlink:show="embed" xlink:actuate="onLoad"/><svg:title>{F_d} = d\dot x</svg:title></draw:frame></text:p>
      <text:p text:style-name="Text_20_body"><draw:frame draw:style-name="fr1" draw:name="Grafik29" text:anchor-type="as-char" svg:width="1.64cm" svg:height="0.476cm" draw:z-index="27"><draw:image xlink:href="http://me-lrt.de/wp-content/ql-cache/quicklatex.com-ad7a6f36d8cc6ceb324b1f365c5557ab_l3.png" xlink:type="simple" xlink:show="embed" xlink:actuate="onLoad"/><svg:title>{F_f} = c x</svg:title></draw:frame></text:p>
      <text:p text:style-name="Text_20_body"><draw:frame draw:style-name="fr1" draw:name="Grafik30" text:anchor-type="as-char" svg:width="4.233cm" svg:height="0.476cm" draw:z-index="28"><draw:image xlink:href="http://me-lrt.de/wp-content/ql-cache/quicklatex.com-daa2e17f238a4a85f59d3f4add12dbe9_l3.png" xlink:type="simple" xlink:show="embed" xlink:actuate="onLoad"/><svg:title>m\ddot x = -{F_d}-{F_f}-F</svg:title></draw:frame></text:p>
      <text:p text:style-name="Text_20_body"><draw:frame draw:style-name="fr1" draw:name="Grafik31" text:anchor-type="as-char" svg:width="4.18cm" svg:height="0.344cm" draw:z-index="29"><draw:image xlink:href="http://me-lrt.de/wp-content/ql-cache/quicklatex.com-d092347fdef6617aaaa2eef79bea886a_l3.png" xlink:type="simple" xlink:show="embed" xlink:actuate="onLoad"/><svg:title>m\ddot x = -d\dot x-cx-F</svg:title></draw:frame></text:p>
      <text:p text:style-name="Text_20_body"><draw:frame draw:style-name="fr1" draw:name="Grafik32" text:anchor-type="as-char" svg:width="4.18cm" svg:height="0.37cm" draw:z-index="30"><draw:image xlink:href="http://me-lrt.de/wp-content/ql-cache/quicklatex.com-c7f73456f2f3661ae02df281e509f181_l3.png" xlink:type="simple" xlink:show="embed" xlink:actuate="onLoad"/><svg:title>m\ddot x+d\dot x+cx = -F</svg:title></draw:frame></text:p>
      <text:p text:style-name="Text_20_body"><text:soft-page-break/>Wir dividieren durch die Masse:</text:p>
      <text:p text:style-name="Text_20_body"><draw:frame draw:style-name="fr1" draw:name="Grafik33" text:anchor-type="as-char" svg:width="10.213cm" svg:height="2.09cm" draw:z-index="31"><draw:image xlink:href="http://me-lrt.de/wp-content/ql-cache/quicklatex.com-8be734aa4b3b2560c87f04156823eff2_l3.png" xlink:type="simple" xlink:show="embed" xlink:actuate="onLoad"/><svg:title>\ddot x+\underbrace {\frac{d}{m}}_{ = :2\delta }\dot x+\underbrace {\frac{c}{m}}_{ = :\omega _0^2}x = \left\{ {\begin{array}{*{20}{c}} {\frac{c}{m}y = \frac{c}{m}{y_0}\sin \left( {\omega t} \right)} &amp; {\left( \alpha \right)} \\{\frac{d}{m}\dot y = \frac{d}{m}{y_0}\omega \cos \left( {\omega t} \right)} &amp; {\left( \beta \right)} \\ {-\frac{F}{m} = -\frac{{{F_0}}}{m}\sin \left( {\omega t} \right)} &amp; {\left( \gamma \right)} \\ \end{array} } \right.</svg:title></draw:frame></text:p>
      <text:p text:style-name="Text_20_body"><draw:frame draw:style-name="fr1" draw:name="Grafik34" text:anchor-type="as-char" svg:width="2.143cm" svg:height="0.423cm" draw:z-index="32"><draw:image xlink:href="http://me-lrt.de/wp-content/ql-cache/quicklatex.com-93608641348e79f390e24da84cd0d5d9_l3.png" xlink:type="simple" xlink:show="embed" xlink:actuate="onLoad"/><svg:title>{F_0} = -c{y_0}</svg:title></draw:frame></text:p>
      <text:h text:style-name="Heading_20_3" text:outline-level="3">b )</text:h>
      <text:p text:style-name="Text_20_body">Lösen der DGL mit dem Ansatz <draw:frame draw:style-name="fr1" draw:name="Grafik35" text:anchor-type="as-char" svg:width="4.286cm" svg:height="0.476cm" draw:z-index="33"><draw:image xlink:href="http://me-lrt.de/wp-content/ql-cache/quicklatex.com-c6303fa354c1dd86cd950b05c8aba776_l3.png" xlink:type="simple" xlink:show="embed" xlink:actuate="onLoad"/><svg:title>x\left( t \right) = A\sin \left( {\omega t+\varphi } \right)</svg:title></draw:frame></text:p>
      <text:p text:style-name="Text_20_body"><draw:frame draw:style-name="fr1" draw:name="Grafik36" text:anchor-type="as-char" svg:width="11.642cm" svg:height="0.476cm" draw:z-index="34"><draw:image xlink:href="http://me-lrt.de/wp-content/ql-cache/quicklatex.com-856ee4c3d893dfab5185ce082cdc3389_l3.png" xlink:type="simple" xlink:show="embed" xlink:actuate="onLoad"/><svg:title>x = A\sin \left( {\omega t+\varphi } \right) = A\cos \left( \varphi \right)\sin \left( {\omega t} \right)+A\sin \left( \varphi \right)\cos \left( {\omega t} \right)</svg:title></draw:frame></text:p>
      <text:p text:style-name="Text_20_body"><draw:frame draw:style-name="fr1" draw:name="Grafik37" text:anchor-type="as-char" svg:width="9.816cm" svg:height="0.476cm" draw:z-index="35"><draw:image xlink:href="http://me-lrt.de/wp-content/ql-cache/quicklatex.com-c629133d71eb57559fcbce295e3d865c_l3.png" xlink:type="simple" xlink:show="embed" xlink:actuate="onLoad"/><svg:title>\dot x = A\omega \cos \left( {\omega t+\varphi } \right) = B\omega \cos \left( {\omega t} \right)-C\omega \sin \left( {\omega t} \right)</svg:title></draw:frame></text:p>
      <text:p text:style-name="Text_20_body"><draw:frame draw:style-name="fr1" draw:name="Grafik38" text:anchor-type="as-char" svg:width="11.086cm" svg:height="0.503cm" draw:z-index="36"><draw:image xlink:href="http://me-lrt.de/wp-content/ql-cache/quicklatex.com-850ed8ea386598dc981fc5c29fb7bd78_l3.png" xlink:type="simple" xlink:show="embed" xlink:actuate="onLoad"/><svg:title>\ddot x = -A{\omega ^2}\sin \left( {\omega t+\varphi } \right) = -B{\omega ^2}\sin \left( {\omega t} \right)-C{\omega ^2}\cos \left( {\omega t} \right)</svg:title></draw:frame></text:p>
      <text:p text:style-name="Text_20_body">mit</text:p>
      <text:p text:style-name="Text_20_body"><draw:frame draw:style-name="fr1" draw:name="Grafik39" text:anchor-type="as-char" svg:width="12.277cm" svg:height="0.582cm" draw:z-index="37"><draw:image xlink:href="http://me-lrt.de/wp-content/ql-cache/quicklatex.com-b83fcbb3096b3868fd568548d9e75a5e_l3.png" xlink:type="simple" xlink:show="embed" xlink:actuate="onLoad"/><svg:title>A = \sqrt {{B^2}+{C^2}} ,\quad \cos \left( \varphi \right) = \frac{B}{A},\quad \sin \left( \varphi \right) = \frac{C}{A},\quad \tan \left( \varphi \right) = \frac{C}{B}</svg:title></draw:frame></text:p>
      <text:p text:style-name="Text_20_body">Wir setzen das Ergebnis aus a in die zweite Ableitung ein:</text:p>
      <text:p text:style-name="Text_20_body"><draw:frame draw:style-name="fr1" draw:name="Grafik40" text:anchor-type="as-char" svg:width="12.356cm" svg:height="0.529cm" draw:z-index="38"><draw:image xlink:href="http://me-lrt.de/wp-content/ql-cache/quicklatex.com-a5f67c95bbb907514ee031afac36b3c9_l3.png" xlink:type="simple" xlink:show="embed" xlink:actuate="onLoad"/><svg:title>-B{\omega ^2}\sin \left( {\omega t} \right)-C{\omega ^2}\cos \left( {\omega t} \right)+2\delta \left[ {B\omega \cos \left( {\omega t} \right)-C\omega \sin \left( {\omega t} \right)} \right]</svg:title></draw:frame></text:p>
      <text:p text:style-name="Text_20_body"><draw:frame draw:style-name="fr1" draw:name="Grafik41" text:anchor-type="as-char" svg:width="5.689cm" svg:height="0.529cm" draw:z-index="39"><draw:image xlink:href="http://me-lrt.de/wp-content/ql-cache/quicklatex.com-90f4fc5ad3c25ce166c001d8aaa7f41e_l3.png" xlink:type="simple" xlink:show="embed" xlink:actuate="onLoad"/><svg:title>+\omega _0^2\left[ {B\sin \left( {\omega t} \right)+C\cos \left( {\omega t} \right)} \right]</svg:title></draw:frame></text:p>
      <text:p text:style-name="Text_20_body"><draw:frame draw:style-name="fr1" draw:name="Grafik42" text:anchor-type="as-char" svg:width="8.07cm" svg:height="1.138cm" draw:z-index="40"><draw:image xlink:href="http://me-lrt.de/wp-content/ql-cache/quicklatex.com-9c5367ad2ad2013fe2c7145b05f85b3a_l3.png" xlink:type="simple" xlink:show="embed" xlink:actuate="onLoad"/><svg:title>= \left\{ {\begin{array}{*{20}{c}} {\omega _0^2{y_0}\sin \left( {\omega t} \right)+0 \cdot \cos \left( {\omega t} \right)} &amp; {\quad \left( \alpha \right)} \\ {0 \cdot \sin \left( {\omega t} \right)+2\delta {y_0}\omega \cos \left( {\omega t} \right)} &amp; {\quad \left( \beta \right)} \\ \end{array} } \right.</svg:title></draw:frame></text:p>
      <text:p text:style-name="Text_20_body">Koeffizientenvergleich:</text:p>
      <text:p text:style-name="Text_20_body">I: <draw:frame draw:style-name="fr1" draw:name="Grafik43" text:anchor-type="as-char" svg:width="1.482cm" svg:height="0.476cm" draw:z-index="41"><draw:image xlink:href="http://me-lrt.de/wp-content/ql-cache/quicklatex.com-74f6c2c4251173824be896e973aee33f_l3.png" xlink:type="simple" xlink:show="embed" xlink:actuate="onLoad"/><svg:title>\sin \left( {\omega t} \right)</svg:title></draw:frame>: <draw:frame draw:style-name="fr1" draw:name="Grafik44" text:anchor-type="as-char" svg:width="7.62cm" svg:height="1.138cm" draw:z-index="42"><draw:image xlink:href="http://me-lrt.de/wp-content/ql-cache/quicklatex.com-45193396e7220b8739156ae7800b1e2f_l3.png" xlink:type="simple" xlink:show="embed" xlink:actuate="onLoad"/><svg:title>-B{\omega ^2}-2\delta C\omega +\omega _0^2B = \left\{ {\begin{array}{*{20}{c}} {\omega _0^2{y_0}} &amp; {\left( \alpha \right)} \\ 0 &amp; {\left( \beta \right)} \\ \end{array} } \right.</svg:title></draw:frame></text:p>
      <text:p text:style-name="Text_20_body">II: <draw:frame draw:style-name="fr1" draw:name="Grafik45" text:anchor-type="as-char" svg:width="1.535cm" svg:height="0.476cm" draw:z-index="43"><draw:image xlink:href="http://me-lrt.de/wp-content/ql-cache/quicklatex.com-d3d2f00a841d896387bb0d6ec6f4e91f_l3.png" xlink:type="simple" xlink:show="embed" xlink:actuate="onLoad"/><svg:title>\cos \left( {\omega t} \right)</svg:title></draw:frame>: <draw:frame draw:style-name="fr1" draw:name="Grafik46" text:anchor-type="as-char" svg:width="7.858cm" svg:height="1.138cm" draw:z-index="44"><draw:image xlink:href="http://me-lrt.de/wp-content/ql-cache/quicklatex.com-e61aa4d1ba7b334a0c87b8a275d53763_l3.png" xlink:type="simple" xlink:show="embed" xlink:actuate="onLoad"/><svg:title>-C{\omega ^2}+2\delta B\omega +\omega _0^2C = \left\{ {\begin{array}{*{20}{c}} 0 &amp; {\left( \alpha \right)} \\ {2\delta {y_0}\omega } &amp; {\left( \beta \right)} \\ \end{array} } \right.</svg:title></draw:frame></text:p>
      <text:p text:style-name="Text_20_body">Wir klammern aus und schreiben als Matrix:</text:p>
      <text:p text:style-name="Text_20_body"><draw:frame draw:style-name="fr1" draw:name="Grafik47" text:anchor-type="as-char" svg:width="11.748cm" svg:height="2.302cm" draw:z-index="45"><draw:image xlink:href="http://me-lrt.de/wp-content/ql-cache/quicklatex.com-328d87b115933e9ebb5f075f9cc0d284_l3.png" xlink:type="simple" xlink:show="embed" xlink:actuate="onLoad"/><svg:title>\left( {\begin{array}{*{20}{c}} {\left( {\omega _0^2-{\omega ^2}} \right)} &amp; {-2\delta \omega } \\ {2\delta \omega } &amp; {\left( {\omega _0^2-{\omega ^2}} \right)} \\ \end{array} } \right)\left( {\begin{array}{*{20}{c}} B \\ C \\ \end{array} } \right) = \left\{ {\begin{array}{*{20}{c}} {\left( {\begin{array}{*{20}{c}} {\omega _0^2{y_0}} \\ 0 \\ \end{array} } \right)} &amp; {\left( \alpha \right)} \\ {\left( {\begin{array}{*{20}{c}} 0 \\ {2\delta {y_0}\omega } \\ \end{array} } \right)} &amp; {\left( \beta \right)} \\ \end{array} } \right.</svg:title></draw:frame></text:p>
      <text:p text:style-name="Text_20_body"><draw:frame draw:style-name="fr1" draw:name="Grafik48" text:anchor-type="as-char" svg:width="5.398cm" svg:height="0.688cm" draw:z-index="46"><draw:image xlink:href="http://me-lrt.de/wp-content/ql-cache/quicklatex.com-a7ff70d513c8b64c0bef36b2c63b76ef_l3.png" xlink:type="simple" xlink:show="embed" xlink:actuate="onLoad"/><svg:title>\det = {\left( {\omega _0^2-{\omega ^2}} \right)^2}+{\left( {2\delta \omega } \right)^2}</svg:title></draw:frame></text:p>
      <text:p text:style-name="Text_20_body"><text:soft-page-break/><draw:frame draw:style-name="fr1" draw:name="Grafik49" text:anchor-type="as-char" svg:width="12.7cm" svg:height="2.302cm" draw:z-index="47"><draw:image xlink:href="http://me-lrt.de/wp-content/ql-cache/quicklatex.com-8a19f1f8ab8c729098d5392986547aa0_l3.png" xlink:type="simple" xlink:show="embed" xlink:actuate="onLoad"/><svg:title>\left( {\begin{array}{*{20}{c}} B \\ C \\ \end{array} } \right) = \frac{1}{{\det }}\left( {\begin{array}{*{20}{c}} {\left( {\omega _0^2-{\omega ^2}} \right)} &amp; {2\delta \omega } \\ {-2\delta \omega } &amp; {\left( {\omega _0^2-{\omega ^2}} \right)} \\ \end{array} } \right) \cdot \left\{ {\begin{array}{*{20}{c}} {\left( {\begin{array}{*{20}{c}} {\omega _0^2{y_0}} \\ 0 \\ \end{array} } \right)} &amp; {\left( \alpha \right)} \\ {\left( {\begin{array}{*{20}{c}} 0 \\ {2\delta {y_0}\omega } \\ \end{array} } \right)} &amp; {\left( \beta \right)} \\ \end{array} } \right.</svg:title></draw:frame></text:p>
      <text:p text:style-name="Text_20_body"><draw:frame draw:style-name="fr1" draw:name="Grafik50" text:anchor-type="as-char" svg:width="7.064cm" svg:height="1.138cm" draw:z-index="48"><draw:image xlink:href="http://me-lrt.de/wp-content/ql-cache/quicklatex.com-126d14de3885a551e7489c5c41180f75_l3.png" xlink:type="simple" xlink:show="embed" xlink:actuate="onLoad"/><svg:title>\left( {\begin{array}{*{20}{c}} {{B_\alpha }} \\ {{C_\alpha }} \\ \end{array} } \right) = \frac{1}{{\det }}\left( {\begin{array}{*{20}{c}} {\left( {\omega _0^2-{\omega ^2}} \right)\omega _0^2{y_0}} \\ {-\omega _0^2{y_0}2\delta \omega } \\ \end{array} } \right)</svg:title></draw:frame></text:p>
      <text:p text:style-name="Text_20_body">Die Konstanten sind:</text:p>
      <text:p text:style-name="Text_20_body"><draw:frame draw:style-name="fr1" draw:name="Grafik51" text:anchor-type="as-char" svg:width="6.033cm" svg:height="1.085cm" draw:z-index="49"><draw:image xlink:href="http://me-lrt.de/wp-content/ql-cache/quicklatex.com-2d7fca113bdef26dd333d0c21d349dd8_l3.png" xlink:type="simple" xlink:show="embed" xlink:actuate="onLoad"/><svg:title>{A_\alpha } = \frac{{\omega _0^2{y_0}}}{{\sqrt {\left( {\omega _0^2-{\omega ^2}} \right)+{{\left( {2\delta \omega } \right)}^2}} }} = \frac{{\omega _0^2{y_0}}}{{\sqrt {\det } }}</svg:title></draw:frame></text:p>
      <text:p text:style-name="Text_20_body"><draw:frame draw:style-name="fr1" draw:name="Grafik52" text:anchor-type="as-char" svg:width="5.265cm" svg:height="0.953cm" draw:z-index="50"><draw:image xlink:href="http://me-lrt.de/wp-content/ql-cache/quicklatex.com-9a28caed2295f24c6c28e79c6528b88f_l3.png" xlink:type="simple" xlink:show="embed" xlink:actuate="onLoad"/><svg:title>{B_\alpha } = \frac{{\omega _0^2-{\omega ^2}}}{{{{\left( {\omega _0^2-{\omega ^2}} \right)}^2}+{{\left( {2\delta \omega } \right)}^2}}}\omega _0^2{y_0}</svg:title></draw:frame></text:p>
      <text:p text:style-name="Text_20_body"><draw:frame draw:style-name="fr1" draw:name="Grafik53" text:anchor-type="as-char" svg:width="5.265cm" svg:height="0.847cm" draw:z-index="51"><draw:image xlink:href="http://me-lrt.de/wp-content/ql-cache/quicklatex.com-984d578382f11398452ede800e99c97a_l3.png" xlink:type="simple" xlink:show="embed" xlink:actuate="onLoad"/><svg:title>{C_\alpha } = \frac{{-2\delta \omega }}{{{{\left( {\omega _0^2-{\omega ^2}} \right)}^2}+{{\left( {2\delta \omega } \right)}^2}}}\omega _0^2{y_0}</svg:title></draw:frame></text:p>
      <text:p text:style-name="Text_20_body"><draw:frame draw:style-name="fr1" draw:name="Grafik54" text:anchor-type="as-char" svg:width="4.683cm" svg:height="0.82cm" draw:z-index="52"><draw:image xlink:href="http://me-lrt.de/wp-content/ql-cache/quicklatex.com-149a7c43e1bda89a478d489ac419f23c_l3.png" xlink:type="simple" xlink:show="embed" xlink:actuate="onLoad"/><svg:title>\cos \left( {{\varphi _\alpha }} \right) = \frac{{{B_\alpha }}}{{{A_\alpha }}} = \frac{{\omega _0^2-{\omega ^2}}}{{\sqrt {\det } }}</svg:title></draw:frame></text:p>
      <text:p text:style-name="Text_20_body"><draw:frame draw:style-name="fr1" draw:name="Grafik55" text:anchor-type="as-char" svg:width="4.392cm" svg:height="0.714cm" draw:z-index="53"><draw:image xlink:href="http://me-lrt.de/wp-content/ql-cache/quicklatex.com-8f96a298b9bb798dd7753baac8e2e741_l3.png" xlink:type="simple" xlink:show="embed" xlink:actuate="onLoad"/><svg:title>\sin \left( {{\varphi _\alpha }} \right) = \frac{{{C_\alpha }}}{{{A_\alpha }}} = \frac{{-2\delta \omega }}{{\sqrt {\det } }}</svg:title></draw:frame></text:p>
      <text:p text:style-name="Text_20_body"><draw:frame draw:style-name="fr1" draw:name="Grafik56" text:anchor-type="as-char" svg:width="3.863cm" svg:height="0.714cm" draw:z-index="54"><draw:image xlink:href="http://me-lrt.de/wp-content/ql-cache/quicklatex.com-771667ab00def9adcc80b8e934450aea_l3.png" xlink:type="simple" xlink:show="embed" xlink:actuate="onLoad"/><svg:title>\tan \left( {{\varphi _\alpha }} \right) = -\frac{{2\delta \omega }}{{\omega _0^2-{\omega ^2}}}</svg:title></draw:frame></text:p>
      <text:p text:style-name="Text_20_body">Für das zweite System gilt:</text:p>
      <text:p text:style-name="Text_20_body"><draw:frame draw:style-name="fr1" draw:name="Grafik57" text:anchor-type="as-char" svg:width="2.408cm" svg:height="0.794cm" draw:z-index="55"><draw:image xlink:href="http://me-lrt.de/wp-content/ql-cache/quicklatex.com-5a41921d715120f160145f84eca0ff03_l3.png" xlink:type="simple" xlink:show="embed" xlink:actuate="onLoad"/><svg:title>{A_\beta } = \frac{{2\delta {y_0}{\omega ^2}}}{{\sqrt {\det } }}</svg:title></draw:frame></text:p>
      <text:p text:style-name="Text_20_body"><draw:frame draw:style-name="fr1" draw:name="Grafik58" text:anchor-type="as-char" svg:width="2.593cm" svg:height="0.661cm" draw:z-index="56"><draw:image xlink:href="http://me-lrt.de/wp-content/ql-cache/quicklatex.com-12e6c98bbcf5bc0d0bd1745591830946_l3.png" xlink:type="simple" xlink:show="embed" xlink:actuate="onLoad"/><svg:title>{B_\beta } = \frac{{4{\delta ^2}{y_0}{\omega ^2}}}{{\det }}</svg:title></draw:frame></text:p>
      <text:p text:style-name="Text_20_body"><draw:frame draw:style-name="fr1" draw:name="Grafik59" text:anchor-type="as-char" svg:width="3.598cm" svg:height="0.688cm" draw:z-index="57"><draw:image xlink:href="http://me-lrt.de/wp-content/ql-cache/quicklatex.com-f3ae222943f2641eb14f72ae6ba8afd4_l3.png" xlink:type="simple" xlink:show="embed" xlink:actuate="onLoad"/><svg:title>{C_\beta } = \frac{{\omega _0^2-{\omega ^2}}}{{\det }}2\delta {y_0}\omega</svg:title></draw:frame></text:p>
      <text:p text:style-name="Text_20_body"><draw:frame draw:style-name="fr1" draw:name="Grafik60" text:anchor-type="as-char" svg:width="3.387cm" svg:height="0.82cm" draw:z-index="58"><draw:image xlink:href="http://me-lrt.de/wp-content/ql-cache/quicklatex.com-bb94219dbe7ea8b990a0359042506c1a_l3.png" xlink:type="simple" xlink:show="embed" xlink:actuate="onLoad"/><svg:title>\sin \left( {{\varphi _\beta }} \right) = \frac{{\omega _0^2-{\omega ^2}}}{{\sqrt {\det } }}</svg:title></draw:frame></text:p>
      <text:p text:style-name="Text_20_body"><draw:frame draw:style-name="fr1" draw:name="Grafik61" text:anchor-type="as-char" svg:width="3.122cm" svg:height="0.714cm" draw:z-index="59"><draw:image xlink:href="http://me-lrt.de/wp-content/ql-cache/quicklatex.com-2d81ac3e34866f251e5954a4365b2403_l3.png" xlink:type="simple" xlink:show="embed" xlink:actuate="onLoad"/><svg:title>\cos \left( {{\varphi _\beta }} \right) = \frac{{2\delta \omega }}{{\sqrt {\det } }}</svg:title></draw:frame></text:p>
      <text:p text:style-name="Text_20_body"><draw:frame draw:style-name="fr1" draw:name="Grafik62" text:anchor-type="as-char" svg:width="3.493cm" svg:height="0.688cm" draw:z-index="60"><draw:image xlink:href="http://me-lrt.de/wp-content/ql-cache/quicklatex.com-7b5220fc738820fe8873c961b653eb8c_l3.png" xlink:type="simple" xlink:show="embed" xlink:actuate="onLoad"/><svg:title>\tan \left( {{\varphi _\beta }} \right) = \frac{{\omega _0^2-{\omega ^2}}}{{2\delta \omega }}</svg:title></draw:frame></text:p>
      <text:p text:style-name="Text_20_body">Tabelle der Amplituden- und Phasenverläufe:</text:p>
      <text:p text:style-name="Text_20_body"><draw:frame draw:style-name="fr1" draw:name="Grafik63" text:anchor-type="as-char" svg:width="7.699cm" svg:height="4.286cm" draw:z-index="61"><draw:image xlink:href="http://me-lrt.de/wp-content/ql-cache/quicklatex.com-d1428babe5ecd37f194ce09dc056ac1d_l3.png" xlink:type="simple" xlink:show="embed" xlink:actuate="onLoad"/><svg:title>\begin{array}{*{20}{c}} \alpha &amp;\vline &amp; {\omega = 0} &amp; {\omega = {\omega _0}} &amp; {\omega \to \infty } \\\hline {\sqrt {\det } } &amp;\vline &amp; {\omega _0^2} &amp; {2\delta {\omega _0}} &amp; {{\omega ^2}} \\ {\cos \left( \varphi \right)} &amp;\vline &amp; 1 &amp; 0 &amp; {-1} \\ {\sin \left( \varphi \right)} &amp;\vline &amp; 0 &amp; {-1} &amp; 0 \\ {\tan \left( \varphi \right)} &amp;\vline &amp; 0 &amp; {-\infty } &amp; 0 \\ \varphi &amp;\vline &amp; 0 &amp; {-0.5\pi } &amp; {-\pi } \\ A &amp;\vline &amp; {{y_0}} &amp; {\frac{{\omega _0^2}}{{2\delta }}{y_0}} &amp; 0 \\ \end{array}</svg:title></draw:frame></text:p>
      <text:p text:style-name="Text_20_body"><text:soft-page-break/><draw:frame draw:style-name="fr1" draw:name="Grafik64" text:anchor-type="as-char" svg:width="7.699cm" svg:height="4.154cm" draw:z-index="62"><draw:image xlink:href="http://me-lrt.de/wp-content/ql-cache/quicklatex.com-13dd9cdb1caa7a8569a51b77ec6e4179_l3.png" xlink:type="simple" xlink:show="embed" xlink:actuate="onLoad"/><svg:title>\begin{array}{*{20}{c}} \beta &amp;\vline &amp; {\omega = 0} &amp; {\omega = {\omega _0}} &amp; {\omega \to \infty } \\\hline {\sqrt {\det } } &amp;\vline &amp; {\omega _0^2} &amp; {2\delta {\omega _0}} &amp; {{\omega ^2}} \\ {\cos \left( \varphi \right)} &amp;\vline &amp; 0 &amp; 1 &amp; 0 \\ {\sin \left( \varphi \right)} &amp;\vline &amp; 1 &amp; 0 &amp; {-1} \\ {\tan \left( \varphi \right)} &amp;\vline &amp; {+\infty } &amp; 0 &amp; {-\infty } \\ \varphi &amp;\vline &amp; {0.5\pi } &amp; 0 &amp; {-0.5\pi } \\ A &amp;\vline &amp; 0 &amp; {{y_0}} &amp; 0 \\ \end{array}</svg:title></draw:frame></text:p>
      <text:p text:style-name="Text_20_body">Das Maximum von <draw:frame draw:style-name="fr1" draw:name="Grafik65" text:anchor-type="as-char" svg:width="1.323cm" svg:height="0.476cm" draw:z-index="63"><draw:image xlink:href="http://me-lrt.de/wp-content/ql-cache/quicklatex.com-ff5d2c9c91e7159b427f2f907c7a330a_l3.png" xlink:type="simple" xlink:show="embed" xlink:actuate="onLoad"/><svg:title>{A_\alpha }\left( \omega \right)</svg:title></draw:frame> ist die Resonanzfrequenz <draw:frame draw:style-name="fr1" draw:name="Grafik66" text:anchor-type="as-char" svg:width="0.794cm" svg:height="0.291cm" draw:z-index="64"><draw:image xlink:href="http://me-lrt.de/wp-content/ql-cache/quicklatex.com-ebc107f42d2d8e4a8b9c45dbdfcac203_l3.png" xlink:type="simple" xlink:show="embed" xlink:actuate="onLoad"/><svg:title>{\omega _{res}}</svg:title></draw:frame>.</text:p>
      <text:p text:style-name="Text_20_body"><draw:frame draw:style-name="fr1" draw:name="Grafik67" text:anchor-type="as-char" svg:width="13.309cm" svg:height="6.482cm" draw:z-index="65"><draw:image xlink:href="http://me-lrt.de/img/srt-01-05-phasenverschiebung.png" xlink:type="simple" xlink:show="embed" xlink:actuate="onLoad"/><svg:title>phasenverschiebung</svg:title></draw:frame></text:p>
      <text:p text:style-name="Text_20_body"><draw:frame draw:style-name="fr1" draw:name="Grafik68" text:anchor-type="as-char" svg:width="10.557cm" svg:height="0.9cm" draw:z-index="66"><draw:image xlink:href="http://me-lrt.de/wp-content/ql-cache/quicklatex.com-3f742e36e556fd13d56660864aeac86a_l3.png" xlink:type="simple" xlink:show="embed" xlink:actuate="onLoad"/><svg:title>{\left. {\frac{{d{A_\alpha }}}{{d\omega }}} \right|_{{\omega _{res}}}} = 0 = \frac{d}{{d\omega }}\left( {\frac{{\omega _0^2{y_0}}}{{\sqrt {\det } }}} \right) = -\frac{1}{2}\frac{{\omega _0^2{y_0}}}{{{{\sqrt {\det } }^3}}} \cdot {\left. {\frac{{d\det }}{{d\omega }}} \right|_{{\omega _{res}}}} = 0</svg:title></draw:frame></text:p>
      <text:p text:style-name="Text_20_body"><draw:frame draw:style-name="fr1" draw:name="Grafik69" text:anchor-type="as-char" svg:width="8.281cm" svg:height="0.847cm" draw:z-index="67"><draw:image xlink:href="http://me-lrt.de/wp-content/ql-cache/quicklatex.com-f596edc45a9816043bbab4fb17559252_l3.png" xlink:type="simple" xlink:show="embed" xlink:actuate="onLoad"/><svg:title>{\left. {\frac{{d\det }}{{d\omega }}} \right|_{{\omega _{res}}}} = 0 = \frac{d}{{d\omega }}\left[ {{{\left( {\omega _0^2-{\omega ^2}} \right)}^2}+{{\left( {2\delta \omega } \right)}^2}} \right]</svg:title></draw:frame></text:p>
      <text:p text:style-name="Text_20_body"><draw:frame draw:style-name="fr1" draw:name="Grafik70" text:anchor-type="as-char" svg:width="3.995cm" svg:height="0.529cm" draw:z-index="68"><draw:image xlink:href="http://me-lrt.de/wp-content/ql-cache/quicklatex.com-ea6b6a1246d2b26064ffcc02012b4cdc_l3.png" xlink:type="simple" xlink:show="embed" xlink:actuate="onLoad"/><svg:title>0 = \omega _0^2-\omega _{res}^2-2{\delta ^2}</svg:title></draw:frame></text:p>
      <text:p text:style-name="Text_20_body"><draw:frame draw:style-name="fr1" draw:name="Grafik71" text:anchor-type="as-char" svg:width="13.52cm" svg:height="1.138cm" draw:z-index="69"><draw:image xlink:href="http://me-lrt.de/wp-content/ql-cache/quicklatex.com-4071cbb7b3e973766fff66b2a3399a4b_l3.png" xlink:type="simple" xlink:show="embed" xlink:actuate="onLoad"/><svg:title>\quad \Rightarrow \quad \omega _{res}^2 = \omega _0^2-2{\delta ^2}\quad \Rightarrow \quad {\omega _{res}} = \sqrt {\omega _0^2-2{\delta ^2}} = {\omega_0}\sqrt {1-2{{\left( {\frac{\delta }{{{\omega _0}}}} \right)}^2}}</svg:title></draw:frame></text:p>
      <text:p text:style-name="Text_20_body">Für <draw:frame draw:style-name="fr1" draw:name="Grafik72" text:anchor-type="as-char" svg:width="1.085cm" svg:height="0.318cm" draw:z-index="70"><draw:image xlink:href="http://me-lrt.de/wp-content/ql-cache/quicklatex.com-86db90400fc629673f5c5808a862048c_l3.png" xlink:type="simple" xlink:show="embed" xlink:actuate="onLoad"/><svg:title>\delta &gt; 0</svg:title></draw:frame> bzw. <draw:frame draw:style-name="fr1" draw:name="Grafik73" text:anchor-type="as-char" svg:width="1.111cm" svg:height="0.344cm" draw:z-index="71"><draw:image xlink:href="http://me-lrt.de/wp-content/ql-cache/quicklatex.com-fc965869f6af7f53e52f3c5559f0d3a7_l3.png" xlink:type="simple" xlink:show="embed" xlink:actuate="onLoad"/><svg:title>d &gt; 0</svg:title></draw:frame> gilt daher:</text:p>
      <text:p text:style-name="Text_20_body"><draw:frame draw:style-name="fr1" draw:name="Grafik74" text:anchor-type="as-char" svg:width="1.931cm" svg:height="0.37cm" draw:z-index="72"><draw:image xlink:href="http://me-lrt.de/wp-content/ql-cache/quicklatex.com-e2289fe967249d6c0d2dcba16841f5ea_l3.png" xlink:type="simple" xlink:show="embed" xlink:actuate="onLoad"/><svg:title>{\omega _{res}} &lt; {\omega _0}</svg:title></draw:frame></text:p>
      <text:p text:style-name="Text_20_body">Für die Amplitude von der Resonanzfrequenz gilt:</text:p>
      <text:p text:style-name="Text_20_body"><draw:frame draw:style-name="fr1" draw:name="Grafik75" text:anchor-type="as-char" svg:width="7.488cm" svg:height="1.349cm" draw:z-index="73"><draw:image xlink:href="http://me-lrt.de/wp-content/ql-cache/quicklatex.com-2a337253c236d6021b5d1791105e24f6_l3.png" xlink:type="simple" xlink:show="embed" xlink:actuate="onLoad"/><svg:title>{A_\alpha }\left( {{\omega _{res}}} \right) = \frac{{\omega _0^2{y_0}}}{{2\delta \sqrt {\omega _0^2-{\delta ^2}} }} = \frac{{\frac{{{\omega _0}}}{{2\delta }}}}{{\sqrt {1-{{\left( {\frac{\delta }{{{\omega _0}}}} \right)}^2}} }}{y_0}</svg:title></draw:frame></text:p>
      <text:p text:style-name="Text_20_body">Das ganze noch mal für das zweite System:</text:p>
      <text:p text:style-name="Text_20_body"><draw:frame draw:style-name="fr1" draw:name="Grafik76" text:anchor-type="as-char" svg:width="12.779cm" svg:height="0.926cm" draw:z-index="74"><draw:image xlink:href="http://me-lrt.de/wp-content/ql-cache/quicklatex.com-943d64f427abc66b6b51ad7cf0fa06c2_l3.png" xlink:type="simple" xlink:show="embed" xlink:actuate="onLoad"/><svg:title>{\left. {\frac{{d{A_\beta }}}{{d\omega }}} \right|_{{\omega _{res}}}} = 0 = \frac{d}{{d\omega }}\left( {\frac{{2\delta {y_0}\omega }}{{\sqrt {\det } }}} \right) = {\left[ {\frac{{2\delta {y_0}}}{{\sqrt {\det } }}-\frac{1}{2}2\delta {y_0}\omega \cdot {{\det }^{-\frac{3}{2}}} \cdot \frac{{d\det }}{{d\omega }}} \right]_{{\omega _{res}}}}</svg:title></draw:frame></text:p>
      <text:p text:style-name="Text_20_body"><draw:frame draw:style-name="fr1" draw:name="Grafik77" text:anchor-type="as-char" svg:width="15.399cm" svg:height="1.482cm" draw:z-index="75"><draw:image xlink:href="http://me-lrt.de/wp-content/ql-cache/quicklatex.com-1649df9448240d3502a8e68e4ebe5d51_l3.png" xlink:type="simple" xlink:show="embed" xlink:actuate="onLoad"/><svg:title>0 = {\left[ {2\det +\omega \frac{{d\det }}{{d\omega }}} \right]_{{\omega _{res}}}} = 2\left[ {{{\left( {\omega _0^2-\omega _{res}^2} \right)}^2}+{{\left( {2\delta {\omega _{res}}} \right)}^2}} \right]-{\omega _{res}}\left[ {-2\left( {\omega _0^2-\omega _{res}^2} \right)2{\omega _{res}}+2\left( {2\delta {\omega _{res}}} \right)2\delta } \right]</svg:title></draw:frame></text:p>
      <text:p text:style-name="Text_20_body"><draw:frame draw:style-name="fr1" draw:name="Grafik78" text:anchor-type="as-char" svg:width="7.488cm" svg:height="0.688cm" draw:z-index="76"><draw:image xlink:href="http://me-lrt.de/wp-content/ql-cache/quicklatex.com-a7d5ae175d2f6383b13b7cf6f419ffbb_l3.png" xlink:type="simple" xlink:show="embed" xlink:actuate="onLoad"/><svg:title>0 = {\left( {\omega _0^2-\omega _{res}^2} \right)^2}+2\left( {\omega _0^2-\omega _{res}^2} \right)\omega _{res}^2</svg:title></draw:frame></text:p>
      <text:p text:style-name="Text_20_body"><text:soft-page-break/><draw:frame draw:style-name="fr1" draw:name="Grafik79" text:anchor-type="as-char" svg:width="7.541cm" svg:height="0.582cm" draw:z-index="77"><draw:image xlink:href="http://me-lrt.de/wp-content/ql-cache/quicklatex.com-3ba89ab160f7bc7fc2c4d185448178c8_l3.png" xlink:type="simple" xlink:show="embed" xlink:actuate="onLoad"/><svg:title>0 = \left( {\omega _0^2-\omega _{res}^2} \right)\left[ {\left( {\omega _0^2-\omega _{res}^2} \right)+2\omega _{res}^2} \right]</svg:title></draw:frame></text:p>
      <text:p text:style-name="Text_20_body"><draw:frame draw:style-name="fr1" draw:name="Grafik80" text:anchor-type="as-char" svg:width="5.556cm" svg:height="0.582cm" draw:z-index="78"><draw:image xlink:href="http://me-lrt.de/wp-content/ql-cache/quicklatex.com-e877380aa15bc753e00824fcedcbe578_l3.png" xlink:type="simple" xlink:show="embed" xlink:actuate="onLoad"/><svg:title>0 = \left( {\omega _0^2-\omega _{res}^2} \right)\left( {\omega _0^2+\omega _{res}^2} \right)</svg:title></draw:frame></text:p>
      <text:p text:style-name="Text_20_body">Aus der ersten Klammer folgt die Nullstelle</text:p>
      <text:p text:style-name="Text_20_body"><draw:frame draw:style-name="fr1" draw:name="Grafik81" text:anchor-type="as-char" svg:width="6.376cm" svg:height="0.529cm" draw:z-index="79"><draw:image xlink:href="http://me-lrt.de/wp-content/ql-cache/quicklatex.com-92641be03620acc0f859928b1dd30e00_l3.png" xlink:type="simple" xlink:show="embed" xlink:actuate="onLoad"/><svg:title>0 = \omega _0^2-\omega _{res}^2\quad \Rightarrow \quad {\omega _{res}} = {\omega _0}</svg:title></draw:frame></text:p>
      <text:p text:style-name="Text_20_body">Aus der zweiten Klammer folgt keine reelle Lösung.</text:p>
      <text:p text:style-name="Text_20_body">Für die Amplitude der Resonanzfrequenz gilt:</text:p>
      <text:p text:style-name="Text_20_body"><draw:frame draw:style-name="fr1" draw:name="Grafik82" text:anchor-type="as-char" svg:width="5.212cm" svg:height="0.847cm" draw:z-index="80"><draw:image xlink:href="http://me-lrt.de/wp-content/ql-cache/quicklatex.com-324c8806dc9cb3e3fbc1f307b247338a_l3.png" xlink:type="simple" xlink:show="embed" xlink:actuate="onLoad"/><svg:title>{A_\beta }\left( {{\omega _{res}}} \right) = \frac{{2\delta {\omega _0}{y_0}}}{{\sqrt {{{\left( {2\delta {\omega _0}} \right)}^2}} }}-{y_0}</svg:title></draw:frame></text:p>
      <text:p text:style-name="Text_20_body">Gegeben sei die homogene Differentialgleichung für die Bewegung eines Feder-Massen-Dämpfer-Systems (entsprechend der <text:a xlink:type="simple" xlink:href="http://me-lrt.de/differentialgleichung-feder-masse-dampfer-system">ersten Übung</text:a> ohne sinusförmige Erregung):</text:p>
      <text:p text:style-name="Text_20_body"><draw:frame draw:style-name="fr1" draw:name="Grafik83" text:anchor-type="as-char" svg:width="5.503cm" svg:height="0.476cm" draw:z-index="82"><draw:image xlink:href="http://me-lrt.de/wp-content/ql-cache/quicklatex.com-ae4257dcd647dd7f165ba9d438504fc2_l3.png" xlink:type="simple" xlink:show="embed" xlink:actuate="onLoad"/><svg:title>m\ddot x\left( t \right)+d\dot x\left( t \right)+cx\left( t \right) = 0</svg:title></draw:frame></text:p>
      <text:p text:style-name="Text_20_body">Die Anfangsbedingungen sind:<text:line-break/>Anfangsauslenkung zum Zeitpunkt <draw:frame draw:style-name="fr1" draw:name="Grafik84" text:anchor-type="as-char" svg:width="3.916cm" svg:height="0.476cm" draw:z-index="83"><draw:image xlink:href="http://me-lrt.de/wp-content/ql-cache/quicklatex.com-71a36ef7a29a345e3485cb7417bf6df1_l3.png" xlink:type="simple" xlink:show="embed" xlink:actuate="onLoad"/><svg:title>t = 0:\quad x\left( 0 \right) = {x_0}</svg:title></draw:frame><text:line-break/>Anfangsgeschwindigkeit zum Zeitpunkt <draw:frame draw:style-name="fr1" draw:name="Grafik85" text:anchor-type="as-char" svg:width="3.889cm" svg:height="0.476cm" draw:z-index="84"><draw:image xlink:href="http://me-lrt.de/wp-content/ql-cache/quicklatex.com-7f4cb7d8f3592c056e92e37ab1356e87_l3.png" xlink:type="simple" xlink:show="embed" xlink:actuate="onLoad"/><svg:title>t = 0:\quad \dot x\left( 0 \right) = {v_0}</svg:title></draw:frame></text:p>
      <text:list xml:id="list536579551645525199" text:style-name="L2">
        <text:list-item>
          <text:p text:style-name="P4">Bringen Sie die Differentialgleichung auf die Form <draw:frame draw:style-name="fr1" draw:name="Grafik86" text:anchor-type="as-char" svg:width="5.636cm" svg:height="0.529cm" draw:z-index="85"><draw:image xlink:href="http://me-lrt.de/wp-content/ql-cache/quicklatex.com-5bbb8511c55cf242bef730faff084762_l3.png" xlink:type="simple" xlink:show="embed" xlink:actuate="onLoad"/><svg:title>\ddot x\left( t \right)+2\delta \dot x\left( t \right)+\omega _0^2x\left( t \right) = 0</svg:title></draw:frame>, bestimmen Sie die Werte <draw:frame draw:style-name="fr1" draw:name="Grafik87" text:anchor-type="as-char" svg:width="0.212cm" svg:height="0.318cm" draw:z-index="86"><draw:image xlink:href="http://me-lrt.de/wp-content/ql-cache/quicklatex.com-472b76652a491cc8c2084a0799246b57_l3.png" xlink:type="simple" xlink:show="embed" xlink:actuate="onLoad"/><svg:title>\delta</svg:title></draw:frame> und <draw:frame draw:style-name="fr1" draw:name="Grafik88" text:anchor-type="as-char" svg:width="0.476cm" svg:height="0.291cm" draw:z-index="87"><draw:image xlink:href="http://me-lrt.de/wp-content/ql-cache/quicklatex.com-ce47661fb72570b581d9ded5d049709c_l3.png" xlink:type="simple" xlink:show="embed" xlink:actuate="onLoad"/><svg:title>{\omega _0}</svg:title></draw:frame> und geben Sie die Dimension für diese Werte an. </text:p>
        </text:list-item>
        <text:list-item>
          <text:p text:style-name="P2">Lösen Sie die Differentialgleichung im Zeitbereich mit dem <draw:frame draw:style-name="fr1" draw:name="Grafik89" text:anchor-type="as-char" svg:width="0.556cm" svg:height="0.397cm" draw:z-index="88"><draw:image xlink:href="http://me-lrt.de/wp-content/ql-cache/quicklatex.com-f4fdb303f18ca6fd529b29ec01dd57ff_l3.png" xlink:type="simple" xlink:show="embed" xlink:actuate="onLoad"/><svg:title>{e^{\lambda t}}</svg:title></draw:frame>-Ansatz und unterscheiden Sie die Fälle <draw:frame draw:style-name="fr1" draw:name="Grafik90" text:anchor-type="as-char" svg:width="1.323cm" svg:height="0.397cm" draw:z-index="89"><draw:image xlink:href="http://me-lrt.de/wp-content/ql-cache/quicklatex.com-8dab4dcfee742607927e3091c21f0b32_l3.png" xlink:type="simple" xlink:show="embed" xlink:actuate="onLoad"/><svg:title>\delta &gt; {\omega _0}</svg:title></draw:frame> und <draw:frame draw:style-name="fr1" draw:name="Grafik91" text:anchor-type="as-char" svg:width="1.323cm" svg:height="0.397cm" draw:z-index="90"><draw:image xlink:href="http://me-lrt.de/wp-content/ql-cache/quicklatex.com-835dfadb6f2c46b443f61f9e0ff006e2_l3.png" xlink:type="simple" xlink:show="embed" xlink:actuate="onLoad"/><svg:title>\delta &lt; {\omega _0}</svg:title></draw:frame> </text:p>
          <text:p text:style-name="P2"><text:span text:style-name="Strong_20_Emphasis">Hinweis</text:span>: Die Lösungen sind in reeller Form anzugeben. Unter Verwendung folgender Formeln: <draw:frame draw:style-name="fr1" draw:name="Grafik92" text:anchor-type="as-char" svg:width="5.054cm" svg:height="0.503cm" draw:z-index="91"><draw:image xlink:href="http://me-lrt.de/wp-content/ql-cache/quicklatex.com-28ee0a7c0095429cd60df8ac52b304bf_l3.png" xlink:type="simple" xlink:show="embed" xlink:actuate="onLoad"/><svg:title>{e^{ \pm x}} = \cosh \left( x \right) \pm \sinh \left( x \right)</svg:title></draw:frame> und <draw:frame draw:style-name="fr1" draw:name="Grafik93" text:anchor-type="as-char" svg:width="5.001cm" svg:height="0.503cm" draw:z-index="92"><draw:image xlink:href="http://me-lrt.de/wp-content/ql-cache/quicklatex.com-d30c22912bb8cda8eca854ec0ef07c40_l3.png" xlink:type="simple" xlink:show="embed" xlink:actuate="onLoad"/><svg:title>{e^{ \pm jx}} = \cos \left( x \right) \pm j\sin \left( x \right)</svg:title></draw:frame></text:p>
        </text:list-item>
        <text:list-item>
          <text:p text:style-name="P4">Lösen Sie die Differentialgleichung für den aperiodischen Grenzfall <draw:frame draw:style-name="fr1" draw:name="Grafik94" text:anchor-type="as-char" svg:width="1.323cm" svg:height="0.397cm" draw:z-index="93"><draw:image xlink:href="http://me-lrt.de/wp-content/ql-cache/quicklatex.com-5fea218fdce15ae8b7e7ed11d836c2ad_l3.png" xlink:type="simple" xlink:show="embed" xlink:actuate="onLoad"/><svg:title>\delta = {\omega _0}</svg:title></draw:frame> </text:p>
        </text:list-item>
        <text:list-item>
          <text:p text:style-name="P4">Skizzieren Sie qualitativ die Lösungen mit <draw:frame draw:style-name="fr1" draw:name="Grafik95" text:anchor-type="as-char" svg:width="1.296cm" svg:height="0.397cm" draw:z-index="94"><draw:image xlink:href="http://me-lrt.de/wp-content/ql-cache/quicklatex.com-7996cc77e8a5a52360f1a1917760ba44_l3.png" xlink:type="simple" xlink:show="embed" xlink:actuate="onLoad"/><svg:title>{v_0} = 0</svg:title></draw:frame> für die drei Fälle und deuten Sie die Größe <draw:frame draw:style-name="fr1" draw:name="Grafik96" text:anchor-type="as-char" svg:width="0.212cm" svg:height="0.318cm" draw:z-index="95"><draw:image xlink:href="http://me-lrt.de/wp-content/ql-cache/quicklatex.com-472b76652a491cc8c2084a0799246b57_l3.png" xlink:type="simple" xlink:show="embed" xlink:actuate="onLoad"/><svg:title>\delta</svg:title></draw:frame> für <draw:frame draw:style-name="fr1" draw:name="Grafik97" text:anchor-type="as-char" svg:width="1.323cm" svg:height="0.397cm" draw:z-index="96"><draw:image xlink:href="http://me-lrt.de/wp-content/ql-cache/quicklatex.com-835dfadb6f2c46b443f61f9e0ff006e2_l3.png" xlink:type="simple" xlink:show="embed" xlink:actuate="onLoad"/><svg:title>\delta &lt; {\omega _0}</svg:title></draw:frame> </text:p>
        </text:list-item>
        <text:list-item>
          <text:p text:style-name="P4">Mit welcher Frequenz schwingt das System? </text:p>
        </text:list-item>
        <text:list-item>
          <text:p text:style-name="P2">Geben Sie für den Fall <draw:frame draw:style-name="fr1" draw:name="Grafik98" text:anchor-type="as-char" svg:width="1.323cm" svg:height="0.397cm" draw:z-index="97"><draw:image xlink:href="http://me-lrt.de/wp-content/ql-cache/quicklatex.com-835dfadb6f2c46b443f61f9e0ff006e2_l3.png" xlink:type="simple" xlink:show="embed" xlink:actuate="onLoad"/><svg:title>\delta &lt; {\omega _0}</svg:title></draw:frame> die Schwingungsdauer <draw:frame draw:style-name="fr1" draw:name="Grafik99" text:anchor-type="as-char" svg:width="0.344cm" svg:height="0.318cm" draw:z-index="98"><draw:image xlink:href="http://me-lrt.de/wp-content/ql-cache/quicklatex.com-58f18d11e5ffdd11dd9095c427922c8b_l3.png" xlink:type="simple" xlink:show="embed" xlink:actuate="onLoad"/><svg:title>T</svg:title></draw:frame> an </text:p>
        </text:list-item>
      </text:list>
      <text:h text:style-name="Heading_20_2" text:outline-level="2">Lösung</text:h>
      <text:h text:style-name="Heading_20_3" text:outline-level="3">a )</text:h>
      <text:p text:style-name="Text_20_body">Wir beginnen mit der homogenen Differentialgleichung:</text:p>
      <text:p text:style-name="Text_20_body"><draw:frame draw:style-name="fr1" draw:name="Grafik100" text:anchor-type="as-char" svg:width="5.503cm" svg:height="0.476cm" draw:z-index="99"><draw:image xlink:href="http://me-lrt.de/wp-content/ql-cache/quicklatex.com-ae4257dcd647dd7f165ba9d438504fc2_l3.png" xlink:type="simple" xlink:show="embed" xlink:actuate="onLoad"/><svg:title>m\ddot x\left( t \right)+d\dot x\left( t \right)+cx\left( t \right) = 0</svg:title></draw:frame></text:p>
      <text:p text:style-name="Text_20_body">Umstellen:</text:p>
      <text:p text:style-name="Text_20_body"><draw:frame draw:style-name="fr1" draw:name="Grafik101" text:anchor-type="as-char" svg:width="5.503cm" svg:height="0.582cm" draw:z-index="100"><draw:image xlink:href="http://me-lrt.de/wp-content/ql-cache/quicklatex.com-2128a9944fc20871397dc7bfd9b3b1f5_l3.png" xlink:type="simple" xlink:show="embed" xlink:actuate="onLoad"/><svg:title>\ddot x\left( t \right)+\frac{d}{m}\dot x\left( t \right)+\frac{c}{m}x\left( t \right) = 0</svg:title></draw:frame></text:p>
      <text:p text:style-name="Text_20_body">Mit <draw:frame draw:style-name="fr1" draw:name="Grafik102" text:anchor-type="as-char" svg:width="1.482cm" svg:height="0.582cm" draw:z-index="101"><draw:image xlink:href="http://me-lrt.de/wp-content/ql-cache/quicklatex.com-5dec0e860a2dffe83e9e9972ea41f061_l3.png" xlink:type="simple" xlink:show="embed" xlink:actuate="onLoad"/><svg:title>2\delta = \frac{d}{m}</svg:title></draw:frame> und <draw:frame draw:style-name="fr1" draw:name="Grafik103" text:anchor-type="as-char" svg:width="1.535cm" svg:height="0.556cm" draw:z-index="102"><draw:image xlink:href="http://me-lrt.de/wp-content/ql-cache/quicklatex.com-3343374957e3af42f9a173e542c29d36_l3.png" xlink:type="simple" xlink:show="embed" xlink:actuate="onLoad"/><svg:title>\omega _0^2 = \frac{c}{m}</svg:title></draw:frame> ergibt sich: <draw:frame draw:style-name="fr1" draw:name="Grafik104" text:anchor-type="as-char" svg:width="5.636cm" svg:height="0.529cm" draw:z-index="103"><draw:image xlink:href="http://me-lrt.de/wp-content/ql-cache/quicklatex.com-5bbb8511c55cf242bef730faff084762_l3.png" xlink:type="simple" xlink:show="embed" xlink:actuate="onLoad"/><svg:title>\ddot x\left( t \right)+2\delta \dot x\left( t \right)+\omega _0^2x\left( t \right) = 0</svg:title></draw:frame></text:p>
      <text:p text:style-name="Text_20_body">Die Dimensionen (Einheiten) sind:</text:p>
      <text:p text:style-name="Text_20_body"><text:soft-page-break/><draw:frame draw:style-name="fr1" draw:name="Grafik105" text:anchor-type="as-char" svg:width="10.504cm" svg:height="0.847cm" draw:z-index="104"><draw:image xlink:href="http://me-lrt.de/wp-content/ql-cache/quicklatex.com-5d19bbdf03cbb7d63d199e4856ea647f_l3.png" xlink:type="simple" xlink:show="embed" xlink:actuate="onLoad"/><svg:title>m = \left[ {kg} \right],\quad c = \left[ {\frac{N}{m}} \right] = \left[ {\frac{{kg}}{{{s^2}}}} \right],\quad \delta = \left[ {\frac{1}{s}} \right],\quad {\omega _0} = \left[ {\frac{1}{s}} \right]</svg:title></draw:frame></text:p>
      <text:h text:style-name="Heading_20_3" text:outline-level="3">b )</text:h>
      <text:p text:style-name="Text_20_body">Mit dem Exponentialansatz berechnen wir die charakteristische Gleichung:</text:p>
      <text:p text:style-name="Text_20_body"><draw:frame draw:style-name="fr1" draw:name="Grafik106" text:anchor-type="as-char" svg:width="9.446cm" svg:height="0.503cm" draw:z-index="105"><draw:image xlink:href="http://me-lrt.de/wp-content/ql-cache/quicklatex.com-54bc02a2b14a82a1c440d49299f3526a_l3.png" xlink:type="simple" xlink:show="embed" xlink:actuate="onLoad"/><svg:title>x\left( t \right) = C{e^{\lambda t}},\quad \dot x\left( t \right) = C\lambda {e^{\lambda t}},\quad \ddot x\left( t \right) = C{\lambda ^2}{e^{\lambda t}}</svg:title></draw:frame></text:p>
      <text:p text:style-name="Text_20_body"><draw:frame draw:style-name="fr1" draw:name="Grafik107" text:anchor-type="as-char" svg:width="7.646cm" svg:height="0.529cm" draw:z-index="106"><draw:image xlink:href="http://me-lrt.de/wp-content/ql-cache/quicklatex.com-3486e73bbbcdfb76a30f8df3fcab2b2b_l3.png" xlink:type="simple" xlink:show="embed" xlink:actuate="onLoad"/><svg:title>\quad \Rightarrow \quad C{\lambda ^2}{e^{\lambda t}}+2\delta C\lambda {e^{\lambda t}}+\omega _0^2C{e^{\lambda t}} = 0</svg:title></draw:frame></text:p>
      <text:p text:style-name="Text_20_body"><draw:frame draw:style-name="fr1" draw:name="Grafik108" text:anchor-type="as-char" svg:width="4.789cm" svg:height="0.529cm" draw:z-index="107"><draw:image xlink:href="http://me-lrt.de/wp-content/ql-cache/quicklatex.com-43c895ee12b65ff60bfa1ee4453191f0_l3.png" xlink:type="simple" xlink:show="embed" xlink:actuate="onLoad"/><svg:title>\quad \Rightarrow \quad {\lambda ^2}+2\delta \lambda +\omega _0^2 = 0</svg:title></draw:frame></text:p>
      <text:p text:style-name="Text_20_body">Nun berechnen wir die beiden Werte für <draw:frame draw:style-name="fr1" draw:name="Grafik109" text:anchor-type="as-char" svg:width="0.265cm" svg:height="0.344cm" draw:z-index="108"><draw:image xlink:href="http://me-lrt.de/wp-content/ql-cache/quicklatex.com-ab48baf331239642a00255b86324280a_l3.png" xlink:type="simple" xlink:show="embed" xlink:actuate="onLoad"/><svg:title>\lambda</svg:title></draw:frame>:</text:p>
      <text:p text:style-name="Text_20_body"><draw:frame draw:style-name="fr1" draw:name="Grafik110" text:anchor-type="as-char" svg:width="3.731cm" svg:height="0.529cm" draw:z-index="109"><draw:image xlink:href="http://me-lrt.de/wp-content/ql-cache/quicklatex.com-222929f6f604ff47e82910c1f96dae5d_l3.png" xlink:type="simple" xlink:show="embed" xlink:actuate="onLoad"/><svg:title>{\lambda ^2}+2\delta \lambda +\omega _0^2 = 0</svg:title></draw:frame></text:p>
      <text:p text:style-name="Text_20_body"><draw:frame draw:style-name="fr1" draw:name="Grafik111" text:anchor-type="as-char" svg:width="4.26cm" svg:height="0.529cm" draw:z-index="110"><draw:image xlink:href="http://me-lrt.de/wp-content/ql-cache/quicklatex.com-2cd53805f4385fdf94083b10804b448d_l3.png" xlink:type="simple" xlink:show="embed" xlink:actuate="onLoad"/><svg:title>{\lambda ^2}+2\delta \lambda +{\delta ^2} = -\omega _0^2</svg:title></draw:frame></text:p>
      <text:p text:style-name="Text_20_body"><draw:frame draw:style-name="fr1" draw:name="Grafik112" text:anchor-type="as-char" svg:width="3.731cm" svg:height="0.582cm" draw:z-index="111"><draw:image xlink:href="http://me-lrt.de/wp-content/ql-cache/quicklatex.com-c447d21ecaba36ee1e1d1ac2bbef817a_l3.png" xlink:type="simple" xlink:show="embed" xlink:actuate="onLoad"/><svg:title>{\left( {\lambda +\delta } \right)^2} = {\delta ^2}-\omega _0^2</svg:title></draw:frame></text:p>
      <text:p text:style-name="Text_20_body"><draw:frame draw:style-name="fr1" draw:name="Grafik113" text:anchor-type="as-char" svg:width="4.551cm" svg:height="0.582cm" draw:z-index="112"><draw:image xlink:href="http://me-lrt.de/wp-content/ql-cache/quicklatex.com-d3cc97e10add370cc0706c669b3d678b_l3.png" xlink:type="simple" xlink:show="embed" xlink:actuate="onLoad"/><svg:title>{\lambda _{1,2}} = -\delta \pm \sqrt {{\delta ^2}-\omega _0^2}</svg:title></draw:frame></text:p>
      <text:p text:style-name="Text_20_body">Da die Wurzel negativ werden kann, müssen wir drei Fälle unterscheiden:</text:p>
      <text:p text:style-name="Text_20_body"><draw:frame draw:style-name="fr1" draw:name="Grafik114" text:anchor-type="as-char" svg:width="7.885cm" svg:height="0.529cm" draw:z-index="113"><draw:image xlink:href="http://me-lrt.de/wp-content/ql-cache/quicklatex.com-14fb65a4a596da4bcfd7417065fead75_l3.png" xlink:type="simple" xlink:show="embed" xlink:actuate="onLoad"/><svg:title>\left( I \right):\quad \delta &gt; {\omega _0},\quad {\lambda _{1,2}} = -\delta \pm \omega _e^\prime \quad \in \mathbb{R}</svg:title></draw:frame></text:p>
      <text:p text:style-name="Text_20_body"><draw:frame draw:style-name="fr1" draw:name="Grafik115" text:anchor-type="as-char" svg:width="8.334cm" svg:height="0.529cm" draw:z-index="114"><draw:image xlink:href="http://me-lrt.de/wp-content/ql-cache/quicklatex.com-480f6652ccd2db2009e56c0a39547eee_l3.png" xlink:type="simple" xlink:show="embed" xlink:actuate="onLoad"/><svg:title>\left( {II} \right):\quad \delta &gt; {\omega _0},\quad {\lambda _{1,2}} = -\delta \pm j{\omega _e}\quad \in \mathbb{C}</svg:title></draw:frame></text:p>
      <text:p text:style-name="Text_20_body"><draw:frame draw:style-name="fr1" draw:name="Grafik116" text:anchor-type="as-char" svg:width="6.826cm" svg:height="0.476cm" draw:z-index="115"><draw:image xlink:href="http://me-lrt.de/wp-content/ql-cache/quicklatex.com-ca1f8a68723a78009f8c21f061571f91_l3.png" xlink:type="simple" xlink:show="embed" xlink:actuate="onLoad"/><svg:title>\left( {III} \right):\quad \delta = {\omega _0},\quad \lambda = -\delta \quad \in \mathbb{R}</svg:title></draw:frame></text:p>
      <text:p text:style-name="Text_20_body">Mit </text:p>
      <text:p text:style-name="Text_20_body"><draw:frame draw:style-name="fr1" draw:name="Grafik117" text:anchor-type="as-char" svg:width="7.938cm" svg:height="0.661cm" draw:z-index="116"><draw:image xlink:href="http://me-lrt.de/wp-content/ql-cache/quicklatex.com-7d0e77560b466b834700f3c76c7e444e_l3.png" xlink:type="simple" xlink:show="embed" xlink:actuate="onLoad"/><svg:title>\omega _e^\prime = \sqrt {{\delta ^2}-\omega _0^2} = \frac{{\sqrt {{d^2}-4cm} }}{{2m}}\quad \in \mathbb{R}\quad \left( I \right)</svg:title></draw:frame></text:p>
      <text:p text:style-name="Text_20_body"><draw:frame draw:style-name="fr1" draw:name="Grafik118" text:anchor-type="as-char" svg:width="8.202cm" svg:height="0.661cm" draw:z-index="117"><draw:image xlink:href="http://me-lrt.de/wp-content/ql-cache/quicklatex.com-3a476015fbdc213364d19abada817221_l3.png" xlink:type="simple" xlink:show="embed" xlink:actuate="onLoad"/><svg:title>{\omega _e} = \sqrt {\omega _0^2-{\delta ^2}} = \frac{{\sqrt {4cm-{d^2}} }}{{2m}}\quad \in \mathbb{R}\quad \left( {II} \right)</svg:title></draw:frame></text:p>
      <text:p text:style-name="Text_20_body"><text:span text:style-name="Strong_20_Emphasis">Fall II – konjugiert komplexe Nullstellen</text:span></text:p>
      <text:p text:style-name="Text_20_body"><draw:frame draw:style-name="fr1" draw:name="Grafik119" text:anchor-type="as-char" svg:width="7.752cm" svg:height="0.582cm" draw:z-index="118"><draw:image xlink:href="http://me-lrt.de/wp-content/ql-cache/quicklatex.com-fdd376ef8c934da9d0692e9543eeffbd_l3.png" xlink:type="simple" xlink:show="embed" xlink:actuate="onLoad"/><svg:title>x\left( t \right) = {C_1}{e^{{\lambda _1}t}}+{C_2}{e^{{\lambda _2}t}} = C{e^{\lambda t}}+\bar C{e^{\bar \lambda t}}</svg:title></draw:frame></text:p>
      <text:p text:style-name="Text_20_body"><draw:frame draw:style-name="fr1" draw:name="Grafik120" text:anchor-type="as-char" svg:width="5.741cm" svg:height="0.503cm" draw:z-index="119"><draw:image xlink:href="http://me-lrt.de/wp-content/ql-cache/quicklatex.com-76b750d78abccdbcc29daad95e884f40_l3.png" xlink:type="simple" xlink:show="embed" xlink:actuate="onLoad"/><svg:title>= {C_1}{e^{-\delta t+j{\omega _e}t}}+{C_2}{e^{-\delta t-j{\omega _e}t}}</svg:title></draw:frame></text:p>
      <text:p text:style-name="Text_20_body"><draw:frame draw:style-name="fr1" draw:name="Grafik121" text:anchor-type="as-char" svg:width="5.583cm" svg:height="0.582cm" draw:z-index="120"><draw:image xlink:href="http://me-lrt.de/wp-content/ql-cache/quicklatex.com-286264cfccae372b3a29f7bc69353576_l3.png" xlink:type="simple" xlink:show="embed" xlink:actuate="onLoad"/><svg:title>= {e^{-\delta t}}\left( {{C_1}{e^{j{\omega _e}t}}+{C_2}{e^{-j{\omega _e}t}}} \right)</svg:title></draw:frame></text:p>
      <text:p text:style-name="Text_20_body"><draw:frame draw:style-name="fr1" draw:name="Grafik122" text:anchor-type="as-char" svg:width="13.15cm" svg:height="0.503cm" draw:z-index="121"><draw:image xlink:href="http://me-lrt.de/wp-content/ql-cache/quicklatex.com-17d7c378dbc89aea3a138d62b195aeec_l3.png" xlink:type="simple" xlink:show="embed" xlink:actuate="onLoad"/><svg:title>= {e^{-\delta t}}\left( {{C_1}\cos \left( {{\omega _e}t} \right)+{C_1}j\sin \left( {{\omega _e}t} \right)+{C_2}\cos \left( {{\omega _e}t} \right)+{C_2}j\sin \left( {{\omega _e}t} \right)} \right)</svg:title></draw:frame></text:p>
      <text:p text:style-name="Text_20_body"><text:soft-page-break/><draw:frame draw:style-name="fr1" draw:name="Grafik123" text:anchor-type="as-char" svg:width="6.588cm" svg:height="0.503cm" draw:z-index="122"><draw:image xlink:href="http://me-lrt.de/wp-content/ql-cache/quicklatex.com-4815c861833f0c729f9b83ef947b8b08_l3.png" xlink:type="simple" xlink:show="embed" xlink:actuate="onLoad"/><svg:title>= {e^{-\delta t}}\left( {A\cos \left( {{\omega _e}t} \right)+B\sin \left( {{\omega _e}t} \right)} \right)</svg:title></draw:frame></text:p>
      <text:p text:style-name="Text_20_body">Wir haben jetzt die reelle Form. Es gilt:</text:p>
      <text:p text:style-name="Text_20_body"><draw:frame draw:style-name="fr1" draw:name="Grafik124" text:anchor-type="as-char" svg:width="13.811cm" svg:height="0.609cm" draw:z-index="123"><draw:image xlink:href="http://me-lrt.de/wp-content/ql-cache/quicklatex.com-21496368651baad2919b54aadfdd5d2e_l3.png" xlink:type="simple" xlink:show="embed" xlink:actuate="onLoad"/><svg:title>A = {C_1}+{C_2},\quad B = j\left( {{C_1}-{C_2}} \right),\quad {C_1} = \frac{{A-jB}}{2},\quad {C_2} = \frac{{A+jB}}{2} = \overline {{C_1}}</svg:title></draw:frame></text:p>
      <text:p text:style-name="Text_20_body">Um die Anfangsbedingungen einsetzen zu können, brauchen wir die erste Ableitung:</text:p>
      <text:p text:style-name="Text_20_body"><draw:frame draw:style-name="fr1" draw:name="Grafik125" text:anchor-type="as-char" svg:width="11.88cm" svg:height="0.529cm" draw:z-index="124"><draw:image xlink:href="http://me-lrt.de/wp-content/ql-cache/quicklatex.com-46aa5ce624d71a1404fea33458130890_l3.png" xlink:type="simple" xlink:show="embed" xlink:actuate="onLoad"/><svg:title>\dot x\left( t \right) = {e^{-\delta t}}\left[ {\left( {-\delta A+{\omega _e}B} \right)\cos \left( {{\omega _e}t} \right)+\left( {-\delta B-{\omega _e}} \right)\sin \left( {{\omega _e}t} \right)} \right]</svg:title></draw:frame></text:p>
      <text:p text:style-name="Text_20_body">Anfangsbedingungen einsetzen:</text:p>
      <text:p text:style-name="Text_20_body"><draw:frame draw:style-name="fr1" draw:name="Grafik126" text:anchor-type="as-char" svg:width="9.525cm" svg:height="1.138cm" draw:z-index="125"><draw:image xlink:href="http://me-lrt.de/wp-content/ql-cache/quicklatex.com-3154102d72b9b88cf9ff8044721390be_l3.png" xlink:type="simple" xlink:show="embed" xlink:actuate="onLoad"/><svg:title>\left. {\begin{array}{*{20}{c}} {x\left( 0 \right) = {x_0} = A} \\ {\dot x\left( 0 \right) = {v_0} = -\delta A+{\omega _e}B} \\ \end{array} } \right\}\quad \Rightarrow \quad B = \frac{{{v_0}+\delta {x_0}}}{{{\omega _e}}}</svg:title></draw:frame></text:p>
      <text:p text:style-name="Text_20_body"><draw:frame draw:style-name="fr1" draw:name="Grafik127" text:anchor-type="as-char" svg:width="8.811cm" svg:height="0.873cm" draw:z-index="126"><draw:image xlink:href="http://me-lrt.de/wp-content/ql-cache/quicklatex.com-6005f9bda2fb5a640989d038707d05fa_l3.png" xlink:type="simple" xlink:show="embed" xlink:actuate="onLoad"/><svg:title>x\left( t \right) = {e^{-\delta t}}\left( {{x_0}\cos \left( {{\omega _e}t} \right)+\frac{{{v_0}+\delta {x_0}}}{{{\omega _e}}}\sin \left( {{\omega _e}t} \right)} \right)</svg:title></draw:frame></text:p>
      <text:p text:style-name="Text_20_body">Wir setzen <draw:frame draw:style-name="fr1" draw:name="Grafik128" text:anchor-type="as-char" svg:width="7.303cm" svg:height="0.635cm" draw:z-index="127"><draw:image xlink:href="http://me-lrt.de/wp-content/ql-cache/quicklatex.com-4dd1ed274b59585deecd30983bc0f0ee_l3.png" xlink:type="simple" xlink:show="embed" xlink:actuate="onLoad"/><svg:title>R\cos \left( \Phi \right) = {x_0},\quad R\sin \left( \Phi \right) = \frac{{{v_0}+\delta {x_0}}}{{{\omega _e}}}</svg:title></draw:frame></text:p>
      <text:p text:style-name="Text_20_body">Wir setzen ein (Additionstheorem <draw:frame draw:style-name="fr1" draw:name="Grafik129" text:anchor-type="as-char" svg:width="8.943cm" svg:height="0.476cm" draw:z-index="128"><draw:image xlink:href="http://me-lrt.de/wp-content/ql-cache/quicklatex.com-4de2a1ac6e153b0ae92de0389da84376_l3.png" xlink:type="simple" xlink:show="embed" xlink:actuate="onLoad"/><svg:title>\cos \left( {\alpha \pm \beta } \right) = \cos \left( \alpha \right)\cos \left( \beta \right) \mp \sin \left( \alpha \right)\sin \left( \beta \right)</svg:title></draw:frame>):</text:p>
      <text:p text:style-name="Text_20_body"><draw:frame draw:style-name="fr1" draw:name="Grafik130" text:anchor-type="as-char" svg:width="5.371cm" svg:height="0.503cm" draw:z-index="129"><draw:image xlink:href="http://me-lrt.de/wp-content/ql-cache/quicklatex.com-811b6d6d29178e835de5b785b4804b24_l3.png" xlink:type="simple" xlink:show="embed" xlink:actuate="onLoad"/><svg:title>x\left( t \right) = R{e^{-\delta t}}\cos \left( {{\omega _e}t-\Phi } \right)</svg:title></draw:frame></text:p>
      <text:p text:style-name="Text_20_body">Berechnung von <draw:frame draw:style-name="fr1" draw:name="Grafik131" text:anchor-type="as-char" svg:width="0.37cm" svg:height="0.318cm" draw:z-index="130"><draw:image xlink:href="http://me-lrt.de/wp-content/ql-cache/quicklatex.com-dfd80738ac64385be5b381ea59d7fe55_l3.png" xlink:type="simple" xlink:show="embed" xlink:actuate="onLoad"/><svg:title>R</svg:title></draw:frame>:</text:p>
      <text:p text:style-name="Text_20_body"><draw:frame draw:style-name="fr1" draw:name="Grafik132" text:anchor-type="as-char" svg:width="7.303cm" svg:height="0.635cm" draw:z-index="131"><draw:image xlink:href="http://me-lrt.de/wp-content/ql-cache/quicklatex.com-4dd1ed274b59585deecd30983bc0f0ee_l3.png" xlink:type="simple" xlink:show="embed" xlink:actuate="onLoad"/><svg:title>R\cos \left( \Phi \right) = {x_0},\quad R\sin \left( \Phi \right) = \frac{{{v_0}+\delta {x_0}}}{{{\omega _e}}}</svg:title></draw:frame></text:p>
      <text:p text:style-name="Text_20_body"><draw:frame draw:style-name="fr1" draw:name="Grafik133" text:anchor-type="as-char" svg:width="9.155cm" svg:height="0.953cm" draw:z-index="132"><draw:image xlink:href="http://me-lrt.de/wp-content/ql-cache/quicklatex.com-44b9ee295f6cfe54a5f64d3f2fc25170_l3.png" xlink:type="simple" xlink:show="embed" xlink:actuate="onLoad"/><svg:title>{R^2}{\cos ^2}\left( \Phi \right)+{R^2}{\sin ^2}\left( \Phi \right) = {\left( {{x_0}} \right)^2}+{\left( {\frac{{{v_0}+\delta {x_0}}}{{{\omega _e}}}} \right)^2}</svg:title></draw:frame></text:p>
      <text:p text:style-name="Text_20_body"><draw:frame draw:style-name="fr1" draw:name="Grafik134" text:anchor-type="as-char" svg:width="9.102cm" svg:height="1.429cm" draw:z-index="133"><draw:image xlink:href="http://me-lrt.de/wp-content/ql-cache/quicklatex.com-96b0577075b935de126a6988dd171661_l3.png" xlink:type="simple" xlink:show="embed" xlink:actuate="onLoad"/><svg:title>{R^2}\underbrace {\left( {{{\cos }^2}\left( \Phi \right)+{{\sin }^2}\left( \Phi \right)} \right)}_1 = {\left( {{x_0}} \right)^2}+{\left( {\frac{{{v_0}+\delta {x_0}}}{{{\omega _e}}}} \right)^2}</svg:title></draw:frame></text:p>
      <text:p text:style-name="Text_20_body"><draw:frame draw:style-name="fr1" draw:name="Grafik135" text:anchor-type="as-char" svg:width="5.636cm" svg:height="1.138cm" draw:z-index="134"><draw:image xlink:href="http://me-lrt.de/wp-content/ql-cache/quicklatex.com-77bf1c0bce8bfaece75ad13782f690b8_l3.png" xlink:type="simple" xlink:show="embed" xlink:actuate="onLoad"/><svg:title>\quad \Rightarrow \quad R = \sqrt {x_0^2+{{\left( {\frac{{{v_0}+\delta {x_0}}}{{{\omega _e}}}} \right)}^2}}</svg:title></draw:frame></text:p>
      <text:p text:style-name="Text_20_body"><draw:frame draw:style-name="fr1" draw:name="Grafik136" text:anchor-type="as-char" svg:width="4.948cm" svg:height="0.9cm" draw:z-index="135"><draw:image xlink:href="http://me-lrt.de/wp-content/ql-cache/quicklatex.com-c19ae7f59277d6506b387f19f33b1066_l3.png" xlink:type="simple" xlink:show="embed" xlink:actuate="onLoad"/><svg:title>\frac{{R\sin \left( \Phi \right)}}{{R\cos \left( \Phi \right)}} = \frac{{\frac{{{v_0}+\delta {x_0}}}{{{\omega _e}}}}}{{{x_0}}} = \frac{{\frac{{{v_0}}}{{{x_0}}}+\delta }}{{{\omega _e}}}</svg:title></draw:frame></text:p>
      <text:p text:style-name="Text_20_body"><draw:frame draw:style-name="fr1" draw:name="Grafik137" text:anchor-type="as-char" svg:width="4.128cm" svg:height="0.873cm" draw:z-index="136"><draw:image xlink:href="http://me-lrt.de/wp-content/ql-cache/quicklatex.com-fdd5630880874531b5d6ac5bd7eee339_l3.png" xlink:type="simple" xlink:show="embed" xlink:actuate="onLoad"/><svg:title>\quad \Rightarrow \quad \tan \left( \Phi \right) = \frac{{\frac{{{v_0}}}{{{x_0}}}+\delta }}{{{\omega _e}}}</svg:title></draw:frame></text:p>
      <text:p text:style-name="Text_20_body"><text:span text:style-name="Strong_20_Emphasis">Fall 1 – reelle Nullstellen</text:span></text:p>
      <text:p text:style-name="Text_20_body"><draw:frame draw:style-name="fr1" draw:name="Grafik138" text:anchor-type="as-char" svg:width="8.705cm" svg:height="0.503cm" draw:z-index="137"><draw:image xlink:href="http://me-lrt.de/wp-content/ql-cache/quicklatex.com-21b3b0573fda760093807a665e047fe0_l3.png" xlink:type="simple" xlink:show="embed" xlink:actuate="onLoad"/><svg:title>x\left( t \right) = {C_1}{e^{{\lambda _1}t}}+{C_2}{e^{{\lambda _2}t}} = {C_1}{e^{-\alpha t}}+{C_2}{e^{-\beta t}}</svg:title></draw:frame></text:p>
      <text:p text:style-name="Text_20_body"><draw:frame draw:style-name="fr1" draw:name="Grafik139" text:anchor-type="as-char" svg:width="4.842cm" svg:height="0.476cm" draw:z-index="138"><draw:image xlink:href="http://me-lrt.de/wp-content/ql-cache/quicklatex.com-c41fd8f7aaa3b2e30d07693d55557305_l3.png" xlink:type="simple" xlink:show="embed" xlink:actuate="onLoad"/><svg:title>\alpha = \delta -\omega _e^\prime \quad \beta = \delta +\omega _e^\prime</svg:title></draw:frame></text:p>
      <text:p text:style-name="Text_20_body"><draw:frame draw:style-name="fr1" draw:name="Grafik140" text:anchor-type="as-char" svg:width="6.826cm" svg:height="0.873cm" draw:z-index="139"><draw:image xlink:href="http://me-lrt.de/wp-content/ql-cache/quicklatex.com-95f577d284f44ad5a5b0e763c496cb24_l3.png" xlink:type="simple" xlink:show="embed" xlink:actuate="onLoad"/><svg:title>\omega _e^\prime = \sqrt {{\delta ^2}-\omega _0^2} = \delta \sqrt {1-\frac{{4cm}}{d}} &lt; \delta</svg:title></draw:frame></text:p>
      <text:p text:style-name="Text_20_body"><draw:frame draw:style-name="fr1" draw:name="Grafik141" text:anchor-type="as-char" svg:width="5.847cm" svg:height="0.503cm" draw:z-index="140"><draw:image xlink:href="http://me-lrt.de/wp-content/ql-cache/quicklatex.com-6ceb15c62073ebd973c13a60772b058e_l3.png" xlink:type="simple" xlink:show="embed" xlink:actuate="onLoad"/><svg:title>\dot x\left( t \right) = -\alpha {C_1}{e^{-\alpha t}}-\beta {C_2}{e^{-\beta t}}</svg:title></draw:frame></text:p>
      <text:p text:style-name="Text_20_body"><text:soft-page-break/><draw:frame draw:style-name="fr1" draw:name="Grafik142" text:anchor-type="as-char" svg:width="4.313cm" svg:height="0.476cm" draw:z-index="141"><draw:image xlink:href="http://me-lrt.de/wp-content/ql-cache/quicklatex.com-87cc19340a49538f466366e0751e725e_l3.png" xlink:type="simple" xlink:show="embed" xlink:actuate="onLoad"/><svg:title>x\left( 0 \right) = {x_0} = {C_1}+{C_2}</svg:title></draw:frame></text:p>
      <text:p text:style-name="Text_20_body"><draw:frame draw:style-name="fr1" draw:name="Grafik143" text:anchor-type="as-char" svg:width="5.212cm" svg:height="0.476cm" draw:z-index="142"><draw:image xlink:href="http://me-lrt.de/wp-content/ql-cache/quicklatex.com-3af24133cbc9ba0bc7e4023d1e8982ae_l3.png" xlink:type="simple" xlink:show="embed" xlink:actuate="onLoad"/><svg:title>\dot x\left( 0 \right) = {v_0} = -\alpha {C_1}-\beta {C_2}</svg:title></draw:frame></text:p>
      <text:p text:style-name="Text_20_body">Das Gleichungssystem lösen wir in Matrixschreibweise:</text:p>
      <text:p text:style-name="Text_20_body"><draw:frame draw:style-name="fr1" draw:name="Grafik144" text:anchor-type="as-char" svg:width="6.668cm" svg:height="1.138cm" draw:z-index="143"><draw:image xlink:href="http://me-lrt.de/wp-content/ql-cache/quicklatex.com-1ce50330f977c7400e15b4c89bf82e76_l3.png" xlink:type="simple" xlink:show="embed" xlink:actuate="onLoad"/><svg:title>\left( {\begin{array}{*{20}{c}} 1 &amp; 1 \\ {-\alpha } &amp; {-\beta } \\ \end{array} } \right)\left( {\begin{array}{*{20}{c}} {{C_1}} \\ {{C_2}} \\ \end{array} } \right) = \left( {\begin{array}{*{20}{c}} {{x_0}} \\ {{v_0}} \\ \end{array} } \right)</svg:title></draw:frame></text:p>
      <text:p text:style-name="Text_20_body"><draw:frame draw:style-name="fr1" draw:name="Grafik145" text:anchor-type="as-char" svg:width="5.953cm" svg:height="0.688cm" draw:z-index="144"><draw:image xlink:href="http://me-lrt.de/wp-content/ql-cache/quicklatex.com-b14ee41bb3eed2bd1528141624d1fc11_l3.png" xlink:type="simple" xlink:show="embed" xlink:actuate="onLoad"/><svg:title>{C_1} = \frac{{\beta {x_0}+{v_0}}}{{2\omega _e^\prime }},\quad {C_2} = \frac{{-\alpha {x_0}-{v_0}}}{{2\omega _e^\prime }}</svg:title></draw:frame></text:p>
      <text:p text:style-name="Text_20_body"><draw:frame draw:style-name="fr1" draw:name="Grafik146" text:anchor-type="as-char" svg:width="10.001cm" svg:height="1.138cm" draw:z-index="145"><draw:image xlink:href="http://me-lrt.de/wp-content/ql-cache/quicklatex.com-a4136a184398605f2263e3a7c48485ab_l3.png" xlink:type="simple" xlink:show="embed" xlink:actuate="onLoad"/><svg:title>x\left( t \right) = \frac{{{x_0}}}{2}\left[ {\left( {1+\frac{{\delta +\frac{{{v_0}}}{{{x_0}}}}}{{\omega _e^\prime }}} \right){e^{-\alpha t}}+\left( {a-\frac{{\delta +\frac{{{v_0}}}{{{x_0}}}}}{{\omega _e^\prime }}} \right){e^{-\beta t}}} \right]</svg:title></draw:frame></text:p>
      <text:p text:style-name="Text_20_body"><draw:frame draw:style-name="fr1" draw:name="Grafik147" text:anchor-type="as-char" svg:width="9.075cm" svg:height="1.138cm" draw:z-index="146"><draw:image xlink:href="http://me-lrt.de/wp-content/ql-cache/quicklatex.com-955ee79d52170d265ba6f4b49fd565e7_l3.png" xlink:type="simple" xlink:show="embed" xlink:actuate="onLoad"/><svg:title>x\left( t \right) = {x_0}{e^{-\delta t}}\left( {\cosh \left( {\omega _e^\prime t} \right)+\frac{{\delta +\frac{{{v_0}}}{{{x_0}}}}}{{\omega _e^\prime }}\sinh \left( {\omega _e^\prime t} \right)} \right)</svg:title></draw:frame></text:p>
      <text:h text:style-name="Heading_20_3" text:outline-level="3">c )</text:h>
      <text:p text:style-name="Text_20_body"><text:span text:style-name="Strong_20_Emphasis">Fall III – aperiodischer Grenzfall</text:span>:</text:p>
      <text:p text:style-name="Text_20_body"><draw:frame draw:style-name="fr1" draw:name="Grafik148" text:anchor-type="as-char" svg:width="2.778cm" svg:height="0.45cm" draw:z-index="147"><draw:image xlink:href="http://me-lrt.de/wp-content/ql-cache/quicklatex.com-71fdf0110759fb1660fb032949c97273_l3.png" xlink:type="simple" xlink:show="embed" xlink:actuate="onLoad"/><svg:title>{\lambda _1} = {\lambda _2} = -\delta</svg:title></draw:frame></text:p>
      <text:p text:style-name="Text_20_body"><draw:frame draw:style-name="fr1" draw:name="Grafik149" text:anchor-type="as-char" svg:width="11.165cm" svg:height="0.9cm" draw:z-index="148"><draw:image xlink:href="http://me-lrt.de/wp-content/ql-cache/quicklatex.com-a6c19d5852ea84d83df8f451021e1c6d_l3.png" xlink:type="simple" xlink:show="embed" xlink:actuate="onLoad"/><svg:title>\lim \limits_{{\omega _e} \to 0} x{\left( t \right)_{II}} = \lim \limits_{{\omega _e} \to 0} {e^{-\delta t}}\left( {{x_0}\cos \left( {{\omega _e}t} \right)+\frac{{{v_0}+\delta {x_0}}}{{{\omega _e}}}\sin \left( {{\omega _e}t} \right)} \right)</svg:title></draw:frame></text:p>
      <text:p text:style-name="Text_20_body"><draw:frame draw:style-name="fr1" draw:name="Grafik150" text:anchor-type="as-char" svg:width="9.26cm" svg:height="0.9cm" draw:z-index="149"><draw:image xlink:href="http://me-lrt.de/wp-content/ql-cache/quicklatex.com-829881f64ad8b9eb8edcb9e49001080c_l3.png" xlink:type="simple" xlink:show="embed" xlink:actuate="onLoad"/><svg:title>= \lim \limits_{{\omega _e} \to 0} {e^{-\delta t}}\left( {{x_0}\cos \left( {{\omega _e}t} \right)+\left( {{v_0}+\delta {x_0}} \right)\frac{{\sin \left( {{\omega _e}t} \right)}}{{{\omega _e}}}} \right)</svg:title></draw:frame></text:p>
      <text:p text:style-name="Text_20_body">Wir berechnen den kritischen Grenzwert mit der Regel von L’Hospital:</text:p>
      <text:p text:style-name="Text_20_body"><draw:frame draw:style-name="fr1" draw:name="Grafik151" text:anchor-type="as-char" svg:width="9.604cm" svg:height="0.873cm" draw:z-index="150"><draw:image xlink:href="http://me-lrt.de/wp-content/ql-cache/quicklatex.com-eb7b098b20d5679604eed143727fcdea_l3.png" xlink:type="simple" xlink:show="embed" xlink:actuate="onLoad"/><svg:title>\lim \limits_{{\omega _e} \to 0} \frac{{\sin \left( {{\omega _e}t} \right)}}{{{\omega _e}t}} = \lim \limits_{{\omega _e} \to 0} \frac{{{{\left[ {\sin \left( {{\omega _e}t} \right)} \right]}^\prime }}}{{{{\left[ {{\omega _e}t} \right]}^\prime }}} = \lim \limits_{{\omega _e} \to 0} \frac{{\cos \left( {{\omega _e}t} \right)}}{1} = 1</svg:title></draw:frame></text:p>
      <text:p text:style-name="Text_20_body">Eingesetzt:</text:p>
      <text:p text:style-name="Text_20_body"><draw:frame draw:style-name="fr1" draw:name="Grafik152" text:anchor-type="as-char" svg:width="10.266cm" svg:height="0.741cm" draw:z-index="151"><draw:image xlink:href="http://me-lrt.de/wp-content/ql-cache/quicklatex.com-bd51001107597554699b5cc8c23aa5b9_l3.png" xlink:type="simple" xlink:show="embed" xlink:actuate="onLoad"/><svg:title>\lim \limits_{{\omega _e} \to 0} x{\left( t \right)_{II}} = \lim \limits_{{\omega _e} \to 0} {e^{-\delta t}}\left( {{x_0}\cos \left( {{\omega _e}t} \right)+\left( {{v_0}+\delta {x_0}} \right)t} \right)</svg:title></draw:frame></text:p>
      <text:p text:style-name="Text_20_body"><draw:frame draw:style-name="fr1" draw:name="Grafik153" text:anchor-type="as-char" svg:width="5.106cm" svg:height="0.503cm" draw:z-index="152"><draw:image xlink:href="http://me-lrt.de/wp-content/ql-cache/quicklatex.com-b30d2959b2688a23401b8486cae74a90_l3.png" xlink:type="simple" xlink:show="embed" xlink:actuate="onLoad"/><svg:title>= {e^{-\delta t}}\left( {{x_0}+\left( {{v_0}+\delta {x_0}} \right)t} \right)</svg:title></draw:frame></text:p>
      <text:p text:style-name="Text_20_body"><draw:frame draw:style-name="fr1" draw:name="Grafik154" text:anchor-type="as-char" svg:width="4.974cm" svg:height="0.503cm" draw:z-index="153"><draw:image xlink:href="http://me-lrt.de/wp-content/ql-cache/quicklatex.com-966d2554c6696cf37756d046c8e6d8e2_l3.png" xlink:type="simple" xlink:show="embed" xlink:actuate="onLoad"/><svg:title>x\left( t \right) = {C_1}{e^{-\delta t}}+{C_2}t{e^{-\delta t}}</svg:title></draw:frame></text:p>
      <text:h text:style-name="Heading_20_3" text:outline-level="3"><text:soft-page-break/>d )</text:h>
      <text:p text:style-name="Text_20_body"><draw:frame draw:style-name="fr1" draw:name="Grafik155" text:anchor-type="as-char" svg:width="10.742cm" svg:height="19.156cm" draw:z-index="154"><draw:image xlink:href="http://me-lrt.de/img/srt-02-01-schwingungen-d.png" xlink:type="simple" xlink:show="embed" xlink:actuate="onLoad"/><svg:title>schwingungen-feder-dämpfer</svg:title></draw:frame> </text:p>
      <text:h text:style-name="Heading_20_3" text:outline-level="3">e )</text:h>
      <text:p text:style-name="Text_20_body"><draw:frame draw:style-name="fr1" draw:name="Grafik156" text:anchor-type="as-char" svg:width="5.371cm" svg:height="0.503cm" draw:z-index="155"><draw:image xlink:href="http://me-lrt.de/wp-content/ql-cache/quicklatex.com-811b6d6d29178e835de5b785b4804b24_l3.png" xlink:type="simple" xlink:show="embed" xlink:actuate="onLoad"/><svg:title>x\left( t \right) = R{e^{-\delta t}}\cos \left( {{\omega _e}t-\Phi } \right)</svg:title></draw:frame></text:p>
      <text:p text:style-name="Text_20_body"><draw:frame draw:style-name="fr1" draw:name="Grafik157" text:anchor-type="as-char" svg:width="5.477cm" svg:height="0.714cm" draw:z-index="156"><draw:image xlink:href="http://me-lrt.de/wp-content/ql-cache/quicklatex.com-81a253ddb76a551cca0ef086c3003ef7_l3.png" xlink:type="simple" xlink:show="embed" xlink:actuate="onLoad"/><svg:title>{f_e} = \frac{{{\omega _e}}}{{2\pi }} = \frac{1}{{{T_e}}} = \frac{1}{{2\pi }}\frac{{\sqrt {4cm-{d^2}} }}{{2m}}</svg:title></draw:frame></text:p>
      <text:h text:style-name="Heading_20_3" text:outline-level="3"><text:soft-page-break/>f )</text:h>
      <text:p text:style-name="Text_20_body"><draw:frame draw:style-name="fr1" draw:name="Grafik158" text:anchor-type="as-char" svg:width="3.863cm" svg:height="0.714cm" draw:z-index="157"><draw:image xlink:href="http://me-lrt.de/wp-content/ql-cache/quicklatex.com-b566382a996254b6b69a62552c8abf66_l3.png" xlink:type="simple" xlink:show="embed" xlink:actuate="onLoad"/><svg:title>{T_e} = \frac{1}{{{f_e}}} = \frac{{4\pi m}}{{\sqrt {4cm-{d^2}} }}</svg:title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2S</meta:editing-duration>
    <meta:editing-cycles>3</meta:editing-cycles>
    <meta:generator>OpenOffice.org/3.4.1$Win32 OpenOffice.org_project/341m1$Build-9593</meta:generator>
    <dc:date>2014-11-13T18:48:32.24</dc:date>
    <meta:document-statistic meta:table-count="0" meta:image-count="158" meta:object-count="0" meta:page-count="11" meta:paragraph-count="182" meta:word-count="463" meta:character-count="3302"/>
    <meta:user-defined meta:name="Info 1"/>
    <meta:user-defined meta:name="Info 2"/>
    <meta:user-defined meta:name="Info 3"/>
    <meta:user-defined meta:name="Info 4"/>
  </office:meta>
</office:document-meta>
</file>